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1.2256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ext-properties style:font-name="Liberation Sans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 office:value-type="string">
            <text:p>Nodos</text:p>
          </table:table-cell>
          <table:table-cell office:value-type="string">
            <text:p>AristasExistentes</text:p>
          </table:table-cell>
          <table:table-cell office:value-type="string">
            <text:p>Tiempo</text:p>
          </table:table-cell>
          <table:table-cell table:number-columns-repeated="4"/>
          <table:table-cell office:value-type="string">
            <text:p>Aristas</text:p>
          </table:table-cell>
          <table:table-cell office:value-type="string">
            <text:p>Tiempo</text:p>
          </table:table-cell>
          <table:table-cell office:value-type="string">
            <text:p>Teórico</text:p>
          </table:table-cell>
          <table:table-cell table:number-columns-repeated="3"/>
          <table:table-cell office:value-type="string">
            <text:p>Constante C: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83775">
            <text:p>83775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1" table:formula="of:=SUMIF([.$B$2:.$B$4901];[.H2];[.$C$2:.$C$4901])/COUNTIF([.$B$2:.$B$4901];[.H2])" office:value-type="float" office:value="91460.67">
            <text:p>91461</text:p>
          </table:table-cell>
          <table:table-cell table:formula="of:=[.$O$1]*[.H2]" office:value-type="float" office:value="0">
            <text:p>0</text:p>
          </table:table-cell>
          <table:table-cell table:formula="of:=[.I2]&lt;[.J2]" office:value-type="boolean" office:boolean-value="false">
            <text:p>FALS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9221">
            <text:p>79221</text:p>
          </table:table-cell>
          <table:table-cell table:number-columns-repeated="4"/>
          <table:table-cell office:value-type="float" office:value="50">
            <text:p>50</text:p>
          </table:table-cell>
          <table:table-cell table:style-name="ce1" table:formula="of:=SUMIF([.$B$2:.$B$4901];[.H3];[.$C$2:.$C$4901])/COUNTIF([.$B$2:.$B$4901];[.H3])" office:value-type="float" office:value="30626.24">
            <text:p>30626</text:p>
          </table:table-cell>
          <table:table-cell table:formula="of:=[.$O$1]*[.H3]" office:value-type="float" office:value="6500">
            <text:p>6500</text:p>
          </table:table-cell>
          <table:table-cell table:formula="of:=[.I3]&lt;[.J3]" office:value-type="boolean" office:boolean-value="false">
            <text:p>FALS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1406">
            <text:p>61406</text:p>
          </table:table-cell>
          <table:table-cell table:number-columns-repeated="4"/>
          <table:table-cell office:value-type="float" office:value="100">
            <text:p>100</text:p>
          </table:table-cell>
          <table:table-cell table:style-name="ce1" table:formula="of:=SUMIF([.$B$2:.$B$4901];[.H4];[.$C$2:.$C$4901])/COUNTIF([.$B$2:.$B$4901];[.H4])" office:value-type="float" office:value="33819.94">
            <text:p>33820</text:p>
          </table:table-cell>
          <table:table-cell table:formula="of:=[.$O$1]*[.H4]" office:value-type="float" office:value="13000">
            <text:p>13000</text:p>
          </table:table-cell>
          <table:table-cell table:formula="of:=[.I4]&lt;[.J4]" office:value-type="boolean" office:boolean-value="false">
            <text:p>FALS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1129">
            <text:p>61129</text:p>
          </table:table-cell>
          <table:table-cell table:number-columns-repeated="4"/>
          <table:table-cell office:value-type="float" office:value="150">
            <text:p>150</text:p>
          </table:table-cell>
          <table:table-cell table:style-name="ce1" table:formula="of:=SUMIF([.$B$2:.$B$4901];[.H5];[.$C$2:.$C$4901])/COUNTIF([.$B$2:.$B$4901];[.H5])" office:value-type="float" office:value="36479.28">
            <text:p>36479</text:p>
          </table:table-cell>
          <table:table-cell table:formula="of:=[.$O$1]*[.H5]" office:value-type="float" office:value="19500">
            <text:p>19500</text:p>
          </table:table-cell>
          <table:table-cell table:formula="of:=[.I5]&lt;[.J5]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8403">
            <text:p>168403</text:p>
          </table:table-cell>
          <table:table-cell table:number-columns-repeated="4"/>
          <table:table-cell office:value-type="float" office:value="200">
            <text:p>200</text:p>
          </table:table-cell>
          <table:table-cell table:style-name="ce1" table:formula="of:=SUMIF([.$B$2:.$B$4901];[.H6];[.$C$2:.$C$4901])/COUNTIF([.$B$2:.$B$4901];[.H6])" office:value-type="float" office:value="39757.22">
            <text:p>39757</text:p>
          </table:table-cell>
          <table:table-cell table:formula="of:=[.$O$1]*[.H6]" office:value-type="float" office:value="26000">
            <text:p>26000</text:p>
          </table:table-cell>
          <table:table-cell table:formula="of:=[.I6]&lt;[.J6]" office:value-type="boolean" office:boolean-value="false">
            <text:p>FALSE</text:p>
          </table:table-cell>
          <table:table-cell table:number-columns-repeated="2"/>
          <table:table-cell office:value-type="string">
            <text:p>Teórico C * (Nodos + Aristas)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1335">
            <text:p>61335</text:p>
          </table:table-cell>
          <table:table-cell table:number-columns-repeated="4"/>
          <table:table-cell office:value-type="float" office:value="250">
            <text:p>250</text:p>
          </table:table-cell>
          <table:table-cell table:style-name="ce1" table:formula="of:=SUMIF([.$B$2:.$B$4901];[.H7];[.$C$2:.$C$4901])/COUNTIF([.$B$2:.$B$4901];[.H7])" office:value-type="float" office:value="40547.14">
            <text:p>40547</text:p>
          </table:table-cell>
          <table:table-cell table:formula="of:=[.$O$1]*[.H7]" office:value-type="float" office:value="32500">
            <text:p>32500</text:p>
          </table:table-cell>
          <table:table-cell table:formula="of:=[.I7]&lt;[.J7]" office:value-type="boolean" office:boolean-value="false">
            <text:p>FALS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1215">
            <text:p>71215</text:p>
          </table:table-cell>
          <table:table-cell table:number-columns-repeated="4"/>
          <table:table-cell office:value-type="float" office:value="300">
            <text:p>300</text:p>
          </table:table-cell>
          <table:table-cell table:style-name="ce1" table:formula="of:=SUMIF([.$B$2:.$B$4901];[.H8];[.$C$2:.$C$4901])/COUNTIF([.$B$2:.$B$4901];[.H8])" office:value-type="float" office:value="43585.84">
            <text:p>43586</text:p>
          </table:table-cell>
          <table:table-cell table:formula="of:=[.$O$1]*[.H8]" office:value-type="float" office:value="39000">
            <text:p>39000</text:p>
          </table:table-cell>
          <table:table-cell table:formula="of:=[.I8]&lt;[.J8]" office:value-type="boolean" office:boolean-value="false">
            <text:p>FALS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1423">
            <text:p>61423</text:p>
          </table:table-cell>
          <table:table-cell table:number-columns-repeated="4"/>
          <table:table-cell office:value-type="float" office:value="350">
            <text:p>350</text:p>
          </table:table-cell>
          <table:table-cell table:style-name="ce1" table:formula="of:=SUMIF([.$B$2:.$B$4901];[.H9];[.$C$2:.$C$4901])/COUNTIF([.$B$2:.$B$4901];[.H9])" office:value-type="float" office:value="60177.62">
            <text:p>60178</text:p>
          </table:table-cell>
          <table:table-cell table:formula="of:=[.$O$1]*[.H9]" office:value-type="float" office:value="45500">
            <text:p>45500</text:p>
          </table:table-cell>
          <table:table-cell table:formula="of:=[.I9]&lt;[.J9]" office:value-type="boolean" office:boolean-value="false">
            <text:p>FALSE</text:p>
          </table:table-cell>
          <table:table-cell table:number-columns-repeated="2"/>
          <table:table-cell table:formula="of:=COUNTIF([.K2:.K50];1)" office:value-type="float" office:value="39">
            <text:p>39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1115">
            <text:p>61115</text:p>
          </table:table-cell>
          <table:table-cell table:number-columns-repeated="4"/>
          <table:table-cell office:value-type="float" office:value="400">
            <text:p>400</text:p>
          </table:table-cell>
          <table:table-cell table:style-name="ce1" table:formula="of:=SUMIF([.$B$2:.$B$4901];[.H10];[.$C$2:.$C$4901])/COUNTIF([.$B$2:.$B$4901];[.H10])" office:value-type="float" office:value="61832.98">
            <text:p>61833</text:p>
          </table:table-cell>
          <table:table-cell table:formula="of:=[.$O$1]*[.H10]" office:value-type="float" office:value="52000">
            <text:p>52000</text:p>
          </table:table-cell>
          <table:table-cell table:formula="of:=[.I10]&lt;[.J10]" office:value-type="boolean" office:boolean-value="false">
            <text:p>FALS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1402">
            <text:p>61402</text:p>
          </table:table-cell>
          <table:table-cell table:number-columns-repeated="4"/>
          <table:table-cell office:value-type="float" office:value="450">
            <text:p>450</text:p>
          </table:table-cell>
          <table:table-cell table:style-name="ce1" table:formula="of:=SUMIF([.$B$2:.$B$4901];[.H11];[.$C$2:.$C$4901])/COUNTIF([.$B$2:.$B$4901];[.H11])" office:value-type="float" office:value="58186.85">
            <text:p>58187</text:p>
          </table:table-cell>
          <table:table-cell table:formula="of:=[.$O$1]*[.H11]" office:value-type="float" office:value="58500">
            <text:p>58500</text:p>
          </table:table-cell>
          <table:table-cell table:formula="of:=[.I11]&lt;[.J11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1792">
            <text:p>101792</text:p>
          </table:table-cell>
          <table:table-cell table:number-columns-repeated="4"/>
          <table:table-cell office:value-type="float" office:value="500">
            <text:p>500</text:p>
          </table:table-cell>
          <table:table-cell table:style-name="ce1" table:formula="of:=SUMIF([.$B$2:.$B$4901];[.H12];[.$C$2:.$C$4901])/COUNTIF([.$B$2:.$B$4901];[.H12])" office:value-type="float" office:value="68980.01">
            <text:p>68980</text:p>
          </table:table-cell>
          <table:table-cell table:formula="of:=[.$O$1]*[.H12]" office:value-type="float" office:value="65000">
            <text:p>65000</text:p>
          </table:table-cell>
          <table:table-cell table:formula="of:=[.I12]&lt;[.J12]" office:value-type="boolean" office:boolean-value="false">
            <text:p>FALS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085">
            <text:p>70085</text:p>
          </table:table-cell>
          <table:table-cell table:number-columns-repeated="4"/>
          <table:table-cell office:value-type="float" office:value="550">
            <text:p>550</text:p>
          </table:table-cell>
          <table:table-cell table:style-name="ce1" table:formula="of:=SUMIF([.$B$2:.$B$4901];[.H13];[.$C$2:.$C$4901])/COUNTIF([.$B$2:.$B$4901];[.H13])" office:value-type="float" office:value="71072">
            <text:p>71072</text:p>
          </table:table-cell>
          <table:table-cell table:formula="of:=[.$O$1]*[.H13]" office:value-type="float" office:value="71500">
            <text:p>71500</text:p>
          </table:table-cell>
          <table:table-cell table:formula="of:=[.I13]&lt;[.J13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1217">
            <text:p>61217</text:p>
          </table:table-cell>
          <table:table-cell table:number-columns-repeated="4"/>
          <table:table-cell office:value-type="float" office:value="600">
            <text:p>600</text:p>
          </table:table-cell>
          <table:table-cell table:style-name="ce1" table:formula="of:=SUMIF([.$B$2:.$B$4901];[.H14];[.$C$2:.$C$4901])/COUNTIF([.$B$2:.$B$4901];[.H14])" office:value-type="float" office:value="65212.75">
            <text:p>65213</text:p>
          </table:table-cell>
          <table:table-cell table:formula="of:=[.$O$1]*[.H14]" office:value-type="float" office:value="78000">
            <text:p>78000</text:p>
          </table:table-cell>
          <table:table-cell table:formula="of:=[.I14]&lt;[.J14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6544">
            <text:p>66544</text:p>
          </table:table-cell>
          <table:table-cell table:number-columns-repeated="4"/>
          <table:table-cell office:value-type="float" office:value="650">
            <text:p>650</text:p>
          </table:table-cell>
          <table:table-cell table:style-name="ce1" table:formula="of:=SUMIF([.$B$2:.$B$4901];[.H15];[.$C$2:.$C$4901])/COUNTIF([.$B$2:.$B$4901];[.H15])" office:value-type="float" office:value="75612.47">
            <text:p>75612</text:p>
          </table:table-cell>
          <table:table-cell table:formula="of:=[.$O$1]*[.H15]" office:value-type="float" office:value="84500">
            <text:p>84500</text:p>
          </table:table-cell>
          <table:table-cell table:formula="of:=[.I15]&lt;[.J1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7078">
            <text:p>67078</text:p>
          </table:table-cell>
          <table:table-cell table:number-columns-repeated="4"/>
          <table:table-cell office:value-type="float" office:value="700">
            <text:p>700</text:p>
          </table:table-cell>
          <table:table-cell table:style-name="ce1" table:formula="of:=SUMIF([.$B$2:.$B$4901];[.H16];[.$C$2:.$C$4901])/COUNTIF([.$B$2:.$B$4901];[.H16])" office:value-type="float" office:value="85864.87">
            <text:p>85865</text:p>
          </table:table-cell>
          <table:table-cell table:formula="of:=[.$O$1]*[.H16]" office:value-type="float" office:value="91000">
            <text:p>91000</text:p>
          </table:table-cell>
          <table:table-cell table:formula="of:=[.I16]&lt;[.J16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83229">
            <text:p>83229</text:p>
          </table:table-cell>
          <table:table-cell table:number-columns-repeated="4"/>
          <table:table-cell office:value-type="float" office:value="750">
            <text:p>750</text:p>
          </table:table-cell>
          <table:table-cell table:style-name="ce1" table:formula="of:=SUMIF([.$B$2:.$B$4901];[.H17];[.$C$2:.$C$4901])/COUNTIF([.$B$2:.$B$4901];[.H17])" office:value-type="float" office:value="87023.66">
            <text:p>87024</text:p>
          </table:table-cell>
          <table:table-cell table:formula="of:=[.$O$1]*[.H17]" office:value-type="float" office:value="97500">
            <text:p>97500</text:p>
          </table:table-cell>
          <table:table-cell table:formula="of:=[.I17]&lt;[.J17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5468">
            <text:p>65468</text:p>
          </table:table-cell>
          <table:table-cell table:number-columns-repeated="4"/>
          <table:table-cell office:value-type="float" office:value="800">
            <text:p>800</text:p>
          </table:table-cell>
          <table:table-cell table:style-name="ce1" table:formula="of:=SUMIF([.$B$2:.$B$4901];[.H18];[.$C$2:.$C$4901])/COUNTIF([.$B$2:.$B$4901];[.H18])" office:value-type="float" office:value="91564.52">
            <text:p>91565</text:p>
          </table:table-cell>
          <table:table-cell table:formula="of:=[.$O$1]*[.H18]" office:value-type="float" office:value="104000">
            <text:p>104000</text:p>
          </table:table-cell>
          <table:table-cell table:formula="of:=[.I18]&lt;[.J18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5919">
            <text:p>75919</text:p>
          </table:table-cell>
          <table:table-cell table:number-columns-repeated="4"/>
          <table:table-cell office:value-type="float" office:value="850">
            <text:p>850</text:p>
          </table:table-cell>
          <table:table-cell table:style-name="ce1" table:formula="of:=SUMIF([.$B$2:.$B$4901];[.H19];[.$C$2:.$C$4901])/COUNTIF([.$B$2:.$B$4901];[.H19])" office:value-type="float" office:value="91758.28">
            <text:p>91758</text:p>
          </table:table-cell>
          <table:table-cell table:formula="of:=[.$O$1]*[.H19]" office:value-type="float" office:value="110500">
            <text:p>110500</text:p>
          </table:table-cell>
          <table:table-cell table:formula="of:=[.I19]&lt;[.J19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6348">
            <text:p>66348</text:p>
          </table:table-cell>
          <table:table-cell table:number-columns-repeated="4"/>
          <table:table-cell office:value-type="float" office:value="900">
            <text:p>900</text:p>
          </table:table-cell>
          <table:table-cell table:style-name="ce1" table:formula="of:=SUMIF([.$B$2:.$B$4901];[.H20];[.$C$2:.$C$4901])/COUNTIF([.$B$2:.$B$4901];[.H20])" office:value-type="float" office:value="92092.8">
            <text:p>92093</text:p>
          </table:table-cell>
          <table:table-cell table:formula="of:=[.$O$1]*[.H20]" office:value-type="float" office:value="117000">
            <text:p>117000</text:p>
          </table:table-cell>
          <table:table-cell table:formula="of:=[.I20]&lt;[.J20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7912">
            <text:p>77912</text:p>
          </table:table-cell>
          <table:table-cell table:number-columns-repeated="4"/>
          <table:table-cell office:value-type="float" office:value="950">
            <text:p>950</text:p>
          </table:table-cell>
          <table:table-cell table:style-name="ce1" table:formula="of:=SUMIF([.$B$2:.$B$4901];[.H21];[.$C$2:.$C$4901])/COUNTIF([.$B$2:.$B$4901];[.H21])" office:value-type="float" office:value="96123.35">
            <text:p>96123</text:p>
          </table:table-cell>
          <table:table-cell table:formula="of:=[.$O$1]*[.H21]" office:value-type="float" office:value="123500">
            <text:p>123500</text:p>
          </table:table-cell>
          <table:table-cell table:formula="of:=[.I21]&lt;[.J21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3216">
            <text:p>73216</text:p>
          </table:table-cell>
          <table:table-cell table:number-columns-repeated="4"/>
          <table:table-cell office:value-type="float" office:value="1000">
            <text:p>1000</text:p>
          </table:table-cell>
          <table:table-cell table:style-name="ce1" table:formula="of:=SUMIF([.$B$2:.$B$4901];[.H22];[.$C$2:.$C$4901])/COUNTIF([.$B$2:.$B$4901];[.H22])" office:value-type="float" office:value="102371.03">
            <text:p>102371</text:p>
          </table:table-cell>
          <table:table-cell table:formula="of:=[.$O$1]*[.H22]" office:value-type="float" office:value="130000">
            <text:p>130000</text:p>
          </table:table-cell>
          <table:table-cell table:formula="of:=[.I22]&lt;[.J22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578">
            <text:p>70578</text:p>
          </table:table-cell>
          <table:table-cell table:number-columns-repeated="4"/>
          <table:table-cell office:value-type="float" office:value="1050">
            <text:p>1050</text:p>
          </table:table-cell>
          <table:table-cell table:style-name="ce1" table:formula="of:=SUMIF([.$B$2:.$B$4901];[.H23];[.$C$2:.$C$4901])/COUNTIF([.$B$2:.$B$4901];[.H23])" office:value-type="float" office:value="96610.85">
            <text:p>96611</text:p>
          </table:table-cell>
          <table:table-cell table:formula="of:=[.$O$1]*[.H23]" office:value-type="float" office:value="136500">
            <text:p>136500</text:p>
          </table:table-cell>
          <table:table-cell table:formula="of:=[.I23]&lt;[.J23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0302">
            <text:p>60302</text:p>
          </table:table-cell>
          <table:table-cell table:number-columns-repeated="4"/>
          <table:table-cell office:value-type="float" office:value="1100">
            <text:p>1100</text:p>
          </table:table-cell>
          <table:table-cell table:style-name="ce1" table:formula="of:=SUMIF([.$B$2:.$B$4901];[.H24];[.$C$2:.$C$4901])/COUNTIF([.$B$2:.$B$4901];[.H24])" office:value-type="float" office:value="113954.22">
            <text:p>113954</text:p>
          </table:table-cell>
          <table:table-cell table:formula="of:=[.$O$1]*[.H24]" office:value-type="float" office:value="143000">
            <text:p>143000</text:p>
          </table:table-cell>
          <table:table-cell table:formula="of:=[.I24]&lt;[.J24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56422">
            <text:p>156422</text:p>
          </table:table-cell>
          <table:table-cell table:number-columns-repeated="4"/>
          <table:table-cell office:value-type="float" office:value="1150">
            <text:p>1150</text:p>
          </table:table-cell>
          <table:table-cell table:style-name="ce1" table:formula="of:=SUMIF([.$B$2:.$B$4901];[.H25];[.$C$2:.$C$4901])/COUNTIF([.$B$2:.$B$4901];[.H25])" office:value-type="float" office:value="110498.22">
            <text:p>110498</text:p>
          </table:table-cell>
          <table:table-cell table:formula="of:=[.$O$1]*[.H25]" office:value-type="float" office:value="149500">
            <text:p>149500</text:p>
          </table:table-cell>
          <table:table-cell table:formula="of:=[.I25]&lt;[.J2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84352">
            <text:p>84352</text:p>
          </table:table-cell>
          <table:table-cell table:number-columns-repeated="4"/>
          <table:table-cell office:value-type="float" office:value="1200">
            <text:p>1200</text:p>
          </table:table-cell>
          <table:table-cell table:style-name="ce1" table:formula="of:=SUMIF([.$B$2:.$B$4901];[.H26];[.$C$2:.$C$4901])/COUNTIF([.$B$2:.$B$4901];[.H26])" office:value-type="float" office:value="105881.92">
            <text:p>105882</text:p>
          </table:table-cell>
          <table:table-cell table:formula="of:=[.$O$1]*[.H26]" office:value-type="float" office:value="156000">
            <text:p>156000</text:p>
          </table:table-cell>
          <table:table-cell table:formula="of:=[.I26]&lt;[.J26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1163">
            <text:p>61163</text:p>
          </table:table-cell>
          <table:table-cell table:number-columns-repeated="4"/>
          <table:table-cell office:value-type="float" office:value="1250">
            <text:p>1250</text:p>
          </table:table-cell>
          <table:table-cell table:style-name="ce1" table:formula="of:=SUMIF([.$B$2:.$B$4901];[.H27];[.$C$2:.$C$4901])/COUNTIF([.$B$2:.$B$4901];[.H27])" office:value-type="float" office:value="116418.23">
            <text:p>116418</text:p>
          </table:table-cell>
          <table:table-cell table:formula="of:=[.$O$1]*[.H27]" office:value-type="float" office:value="162500">
            <text:p>162500</text:p>
          </table:table-cell>
          <table:table-cell table:formula="of:=[.I27]&lt;[.J27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1067">
            <text:p>61067</text:p>
          </table:table-cell>
          <table:table-cell table:number-columns-repeated="4"/>
          <table:table-cell office:value-type="float" office:value="1300">
            <text:p>1300</text:p>
          </table:table-cell>
          <table:table-cell table:style-name="ce1" table:formula="of:=SUMIF([.$B$2:.$B$4901];[.H28];[.$C$2:.$C$4901])/COUNTIF([.$B$2:.$B$4901];[.H28])" office:value-type="float" office:value="128653.55">
            <text:p>128654</text:p>
          </table:table-cell>
          <table:table-cell table:formula="of:=[.$O$1]*[.H28]" office:value-type="float" office:value="169000">
            <text:p>169000</text:p>
          </table:table-cell>
          <table:table-cell table:formula="of:=[.I28]&lt;[.J28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92424">
            <text:p>92424</text:p>
          </table:table-cell>
          <table:table-cell table:number-columns-repeated="4"/>
          <table:table-cell office:value-type="float" office:value="1350">
            <text:p>1350</text:p>
          </table:table-cell>
          <table:table-cell table:style-name="ce1" table:formula="of:=SUMIF([.$B$2:.$B$4901];[.H29];[.$C$2:.$C$4901])/COUNTIF([.$B$2:.$B$4901];[.H29])" office:value-type="float" office:value="129422.59">
            <text:p>129423</text:p>
          </table:table-cell>
          <table:table-cell table:formula="of:=[.$O$1]*[.H29]" office:value-type="float" office:value="175500">
            <text:p>175500</text:p>
          </table:table-cell>
          <table:table-cell table:formula="of:=[.I29]&lt;[.J29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1020">
            <text:p>61020</text:p>
          </table:table-cell>
          <table:table-cell table:number-columns-repeated="4"/>
          <table:table-cell office:value-type="float" office:value="1400">
            <text:p>1400</text:p>
          </table:table-cell>
          <table:table-cell table:style-name="ce1" table:formula="of:=SUMIF([.$B$2:.$B$4901];[.H30];[.$C$2:.$C$4901])/COUNTIF([.$B$2:.$B$4901];[.H30])" office:value-type="float" office:value="129909.79">
            <text:p>129910</text:p>
          </table:table-cell>
          <table:table-cell table:formula="of:=[.$O$1]*[.H30]" office:value-type="float" office:value="182000">
            <text:p>182000</text:p>
          </table:table-cell>
          <table:table-cell table:formula="of:=[.I30]&lt;[.J30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9080">
            <text:p>69080</text:p>
          </table:table-cell>
          <table:table-cell table:number-columns-repeated="4"/>
          <table:table-cell office:value-type="float" office:value="1450">
            <text:p>1450</text:p>
          </table:table-cell>
          <table:table-cell table:style-name="ce1" table:formula="of:=SUMIF([.$B$2:.$B$4901];[.H31];[.$C$2:.$C$4901])/COUNTIF([.$B$2:.$B$4901];[.H31])" office:value-type="float" office:value="137366.18">
            <text:p>137366</text:p>
          </table:table-cell>
          <table:table-cell table:formula="of:=[.$O$1]*[.H31]" office:value-type="float" office:value="188500">
            <text:p>188500</text:p>
          </table:table-cell>
          <table:table-cell table:formula="of:=[.I31]&lt;[.J31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1187">
            <text:p>61187</text:p>
          </table:table-cell>
          <table:table-cell table:number-columns-repeated="4"/>
          <table:table-cell office:value-type="float" office:value="1500">
            <text:p>1500</text:p>
          </table:table-cell>
          <table:table-cell table:style-name="ce1" table:formula="of:=SUMIF([.$B$2:.$B$4901];[.H32];[.$C$2:.$C$4901])/COUNTIF([.$B$2:.$B$4901];[.H32])" office:value-type="float" office:value="130891.16">
            <text:p>130891</text:p>
          </table:table-cell>
          <table:table-cell table:formula="of:=[.$O$1]*[.H32]" office:value-type="float" office:value="195000">
            <text:p>195000</text:p>
          </table:table-cell>
          <table:table-cell table:formula="of:=[.I32]&lt;[.J32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0248">
            <text:p>60248</text:p>
          </table:table-cell>
          <table:table-cell table:number-columns-repeated="4"/>
          <table:table-cell office:value-type="float" office:value="1550">
            <text:p>1550</text:p>
          </table:table-cell>
          <table:table-cell table:style-name="ce1" table:formula="of:=SUMIF([.$B$2:.$B$4901];[.H33];[.$C$2:.$C$4901])/COUNTIF([.$B$2:.$B$4901];[.H33])" office:value-type="float" office:value="143621.45">
            <text:p>143621</text:p>
          </table:table-cell>
          <table:table-cell table:formula="of:=[.$O$1]*[.H33]" office:value-type="float" office:value="201500">
            <text:p>201500</text:p>
          </table:table-cell>
          <table:table-cell table:formula="of:=[.I33]&lt;[.J33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1537">
            <text:p>61537</text:p>
          </table:table-cell>
          <table:table-cell table:number-columns-repeated="4"/>
          <table:table-cell office:value-type="float" office:value="1600">
            <text:p>1600</text:p>
          </table:table-cell>
          <table:table-cell table:style-name="ce1" table:formula="of:=SUMIF([.$B$2:.$B$4901];[.H34];[.$C$2:.$C$4901])/COUNTIF([.$B$2:.$B$4901];[.H34])" office:value-type="float" office:value="143103.66">
            <text:p>143104</text:p>
          </table:table-cell>
          <table:table-cell table:formula="of:=[.$O$1]*[.H34]" office:value-type="float" office:value="208000">
            <text:p>208000</text:p>
          </table:table-cell>
          <table:table-cell table:formula="of:=[.I34]&lt;[.J34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25863">
            <text:p>1025863</text:p>
          </table:table-cell>
          <table:table-cell table:number-columns-repeated="4"/>
          <table:table-cell office:value-type="float" office:value="1650">
            <text:p>1650</text:p>
          </table:table-cell>
          <table:table-cell table:style-name="ce1" table:formula="of:=SUMIF([.$B$2:.$B$4901];[.H35];[.$C$2:.$C$4901])/COUNTIF([.$B$2:.$B$4901];[.H35])" office:value-type="float" office:value="145149.63">
            <text:p>145150</text:p>
          </table:table-cell>
          <table:table-cell table:formula="of:=[.$O$1]*[.H35]" office:value-type="float" office:value="214500">
            <text:p>214500</text:p>
          </table:table-cell>
          <table:table-cell table:formula="of:=[.I35]&lt;[.J3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1238">
            <text:p>61238</text:p>
          </table:table-cell>
          <table:table-cell table:number-columns-repeated="4"/>
          <table:table-cell office:value-type="float" office:value="1700">
            <text:p>1700</text:p>
          </table:table-cell>
          <table:table-cell table:style-name="ce1" table:formula="of:=SUMIF([.$B$2:.$B$4901];[.H36];[.$C$2:.$C$4901])/COUNTIF([.$B$2:.$B$4901];[.H36])" office:value-type="float" office:value="138990.04">
            <text:p>138990</text:p>
          </table:table-cell>
          <table:table-cell table:formula="of:=[.$O$1]*[.H36]" office:value-type="float" office:value="221000">
            <text:p>221000</text:p>
          </table:table-cell>
          <table:table-cell table:formula="of:=[.I36]&lt;[.J36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1755">
            <text:p>61755</text:p>
          </table:table-cell>
          <table:table-cell table:number-columns-repeated="4"/>
          <table:table-cell office:value-type="float" office:value="1750">
            <text:p>1750</text:p>
          </table:table-cell>
          <table:table-cell table:style-name="ce1" table:formula="of:=SUMIF([.$B$2:.$B$4901];[.H37];[.$C$2:.$C$4901])/COUNTIF([.$B$2:.$B$4901];[.H37])" office:value-type="float" office:value="141922.99">
            <text:p>141923</text:p>
          </table:table-cell>
          <table:table-cell table:formula="of:=[.$O$1]*[.H37]" office:value-type="float" office:value="227500">
            <text:p>227500</text:p>
          </table:table-cell>
          <table:table-cell table:formula="of:=[.I37]&lt;[.J37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5689">
            <text:p>75689</text:p>
          </table:table-cell>
          <table:table-cell table:number-columns-repeated="4"/>
          <table:table-cell office:value-type="float" office:value="1800">
            <text:p>1800</text:p>
          </table:table-cell>
          <table:table-cell table:style-name="ce1" table:formula="of:=SUMIF([.$B$2:.$B$4901];[.H38];[.$C$2:.$C$4901])/COUNTIF([.$B$2:.$B$4901];[.H38])" office:value-type="float" office:value="141270.33">
            <text:p>141270</text:p>
          </table:table-cell>
          <table:table-cell table:formula="of:=[.$O$1]*[.H38]" office:value-type="float" office:value="234000">
            <text:p>234000</text:p>
          </table:table-cell>
          <table:table-cell table:formula="of:=[.I38]&lt;[.J38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6651">
            <text:p>66651</text:p>
          </table:table-cell>
          <table:table-cell table:number-columns-repeated="4"/>
          <table:table-cell office:value-type="float" office:value="1850">
            <text:p>1850</text:p>
          </table:table-cell>
          <table:table-cell table:style-name="ce1" table:formula="of:=SUMIF([.$B$2:.$B$4901];[.H39];[.$C$2:.$C$4901])/COUNTIF([.$B$2:.$B$4901];[.H39])" office:value-type="float" office:value="147807.37">
            <text:p>147807</text:p>
          </table:table-cell>
          <table:table-cell table:formula="of:=[.$O$1]*[.H39]" office:value-type="float" office:value="240500">
            <text:p>240500</text:p>
          </table:table-cell>
          <table:table-cell table:formula="of:=[.I39]&lt;[.J39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6249">
            <text:p>66249</text:p>
          </table:table-cell>
          <table:table-cell table:number-columns-repeated="4"/>
          <table:table-cell office:value-type="float" office:value="1900">
            <text:p>1900</text:p>
          </table:table-cell>
          <table:table-cell table:style-name="ce1" table:formula="of:=SUMIF([.$B$2:.$B$4901];[.H40];[.$C$2:.$C$4901])/COUNTIF([.$B$2:.$B$4901];[.H40])" office:value-type="float" office:value="150020.91">
            <text:p>150021</text:p>
          </table:table-cell>
          <table:table-cell table:formula="of:=[.$O$1]*[.H40]" office:value-type="float" office:value="247000">
            <text:p>247000</text:p>
          </table:table-cell>
          <table:table-cell table:formula="of:=[.I40]&lt;[.J40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5143">
            <text:p>65143</text:p>
          </table:table-cell>
          <table:table-cell table:number-columns-repeated="4"/>
          <table:table-cell office:value-type="float" office:value="1950">
            <text:p>1950</text:p>
          </table:table-cell>
          <table:table-cell table:style-name="ce1" table:formula="of:=SUMIF([.$B$2:.$B$4901];[.H41];[.$C$2:.$C$4901])/COUNTIF([.$B$2:.$B$4901];[.H41])" office:value-type="float" office:value="166595.51">
            <text:p>166596</text:p>
          </table:table-cell>
          <table:table-cell table:formula="of:=[.$O$1]*[.H41]" office:value-type="float" office:value="253500">
            <text:p>253500</text:p>
          </table:table-cell>
          <table:table-cell table:formula="of:=[.I41]&lt;[.J41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1975">
            <text:p>21975</text:p>
          </table:table-cell>
          <table:table-cell table:number-columns-repeated="4"/>
          <table:table-cell office:value-type="float" office:value="2000">
            <text:p>2000</text:p>
          </table:table-cell>
          <table:table-cell table:style-name="ce1" table:formula="of:=SUMIF([.$B$2:.$B$4901];[.H42];[.$C$2:.$C$4901])/COUNTIF([.$B$2:.$B$4901];[.H42])" office:value-type="float" office:value="155882.72">
            <text:p>155883</text:p>
          </table:table-cell>
          <table:table-cell table:formula="of:=[.$O$1]*[.H42]" office:value-type="float" office:value="260000">
            <text:p>260000</text:p>
          </table:table-cell>
          <table:table-cell table:formula="of:=[.I42]&lt;[.J42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6450">
            <text:p>66450</text:p>
          </table:table-cell>
          <table:table-cell table:number-columns-repeated="4"/>
          <table:table-cell office:value-type="float" office:value="2050">
            <text:p>2050</text:p>
          </table:table-cell>
          <table:table-cell table:style-name="ce1" table:formula="of:=SUMIF([.$B$2:.$B$4901];[.H43];[.$C$2:.$C$4901])/COUNTIF([.$B$2:.$B$4901];[.H43])" office:value-type="float" office:value="160501.63">
            <text:p>160502</text:p>
          </table:table-cell>
          <table:table-cell table:formula="of:=[.$O$1]*[.H43]" office:value-type="float" office:value="266500">
            <text:p>266500</text:p>
          </table:table-cell>
          <table:table-cell table:formula="of:=[.I43]&lt;[.J43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83095">
            <text:p>83095</text:p>
          </table:table-cell>
          <table:table-cell table:number-columns-repeated="4"/>
          <table:table-cell office:value-type="float" office:value="2100">
            <text:p>2100</text:p>
          </table:table-cell>
          <table:table-cell table:style-name="ce1" table:formula="of:=SUMIF([.$B$2:.$B$4901];[.H44];[.$C$2:.$C$4901])/COUNTIF([.$B$2:.$B$4901];[.H44])" office:value-type="float" office:value="172014.86">
            <text:p>172015</text:p>
          </table:table-cell>
          <table:table-cell table:formula="of:=[.$O$1]*[.H44]" office:value-type="float" office:value="273000">
            <text:p>273000</text:p>
          </table:table-cell>
          <table:table-cell table:formula="of:=[.I44]&lt;[.J44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2906">
            <text:p>62906</text:p>
          </table:table-cell>
          <table:table-cell table:number-columns-repeated="4"/>
          <table:table-cell office:value-type="float" office:value="2150">
            <text:p>2150</text:p>
          </table:table-cell>
          <table:table-cell table:style-name="ce1" table:formula="of:=SUMIF([.$B$2:.$B$4901];[.H45];[.$C$2:.$C$4901])/COUNTIF([.$B$2:.$B$4901];[.H45])" office:value-type="float" office:value="189201.84">
            <text:p>189202</text:p>
          </table:table-cell>
          <table:table-cell table:formula="of:=[.$O$1]*[.H45]" office:value-type="float" office:value="279500">
            <text:p>279500</text:p>
          </table:table-cell>
          <table:table-cell table:formula="of:=[.I45]&lt;[.J45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7448">
            <text:p>77448</text:p>
          </table:table-cell>
          <table:table-cell table:number-columns-repeated="4"/>
          <table:table-cell office:value-type="float" office:value="2200">
            <text:p>2200</text:p>
          </table:table-cell>
          <table:table-cell table:style-name="ce1" table:formula="of:=SUMIF([.$B$2:.$B$4901];[.H46];[.$C$2:.$C$4901])/COUNTIF([.$B$2:.$B$4901];[.H46])" office:value-type="float" office:value="188167.4">
            <text:p>188167</text:p>
          </table:table-cell>
          <table:table-cell table:formula="of:=[.$O$1]*[.H46]" office:value-type="float" office:value="286000">
            <text:p>286000</text:p>
          </table:table-cell>
          <table:table-cell table:formula="of:=[.I46]&lt;[.J46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5819">
            <text:p>45819</text:p>
          </table:table-cell>
          <table:table-cell table:number-columns-repeated="4"/>
          <table:table-cell office:value-type="float" office:value="2250">
            <text:p>2250</text:p>
          </table:table-cell>
          <table:table-cell table:style-name="ce1" table:formula="of:=SUMIF([.$B$2:.$B$4901];[.H47];[.$C$2:.$C$4901])/COUNTIF([.$B$2:.$B$4901];[.H47])" office:value-type="float" office:value="280629.7">
            <text:p>280630</text:p>
          </table:table-cell>
          <table:table-cell table:formula="of:=[.$O$1]*[.H47]" office:value-type="float" office:value="292500">
            <text:p>292500</text:p>
          </table:table-cell>
          <table:table-cell table:formula="of:=[.I47]&lt;[.J47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3616">
            <text:p>73616</text:p>
          </table:table-cell>
          <table:table-cell table:number-columns-repeated="4"/>
          <table:table-cell office:value-type="float" office:value="2300">
            <text:p>2300</text:p>
          </table:table-cell>
          <table:table-cell table:style-name="ce1" table:formula="of:=SUMIF([.$B$2:.$B$4901];[.H48];[.$C$2:.$C$4901])/COUNTIF([.$B$2:.$B$4901];[.H48])" office:value-type="float" office:value="185777.64">
            <text:p>185778</text:p>
          </table:table-cell>
          <table:table-cell table:formula="of:=[.$O$1]*[.H48]" office:value-type="float" office:value="299000">
            <text:p>299000</text:p>
          </table:table-cell>
          <table:table-cell table:formula="of:=[.I48]&lt;[.J48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6769">
            <text:p>66769</text:p>
          </table:table-cell>
          <table:table-cell table:number-columns-repeated="4"/>
          <table:table-cell office:value-type="float" office:value="2350">
            <text:p>2350</text:p>
          </table:table-cell>
          <table:table-cell table:style-name="ce1" table:formula="of:=SUMIF([.$B$2:.$B$4901];[.H49];[.$C$2:.$C$4901])/COUNTIF([.$B$2:.$B$4901];[.H49])" office:value-type="float" office:value="211327.64">
            <text:p>211328</text:p>
          </table:table-cell>
          <table:table-cell table:formula="of:=[.$O$1]*[.H49]" office:value-type="float" office:value="305500">
            <text:p>305500</text:p>
          </table:table-cell>
          <table:table-cell table:formula="of:=[.I49]&lt;[.J49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6699">
            <text:p>66699</text:p>
          </table:table-cell>
          <table:table-cell table:number-columns-repeated="4"/>
          <table:table-cell office:value-type="float" office:value="2400">
            <text:p>2400</text:p>
          </table:table-cell>
          <table:table-cell table:style-name="ce1" table:formula="of:=SUMIF([.$B$2:.$B$4901];[.H50];[.$C$2:.$C$4901])/COUNTIF([.$B$2:.$B$4901];[.H50])" office:value-type="float" office:value="176735.36">
            <text:p>176735</text:p>
          </table:table-cell>
          <table:table-cell table:formula="of:=[.$O$1]*[.H50]" office:value-type="float" office:value="312000">
            <text:p>312000</text:p>
          </table:table-cell>
          <table:table-cell table:formula="of:=[.I50]&lt;[.J50]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7262">
            <text:p>672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6570">
            <text:p>665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7399">
            <text:p>673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8347">
            <text:p>783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5216">
            <text:p>652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6353">
            <text:p>663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5798">
            <text:p>657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6815">
            <text:p>668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3520">
            <text:p>735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7231">
            <text:p>672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6493">
            <text:p>664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6742">
            <text:p>667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36441">
            <text:p>2364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92975">
            <text:p>929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6759">
            <text:p>667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5326">
            <text:p>653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88554">
            <text:p>885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0297">
            <text:p>502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91653">
            <text:p>916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5117">
            <text:p>751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8052">
            <text:p>680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9423">
            <text:p>794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5219">
            <text:p>652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5078">
            <text:p>650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5023">
            <text:p>750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6401">
            <text:p>664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5293">
            <text:p>652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979261">
            <text:p>9792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7330">
            <text:p>673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5594">
            <text:p>655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3924">
            <text:p>739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7728">
            <text:p>677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6096">
            <text:p>660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6248">
            <text:p>662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8585">
            <text:p>785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6117">
            <text:p>661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6143">
            <text:p>661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46161">
            <text:p>1461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5134">
            <text:p>651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6569">
            <text:p>665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3288">
            <text:p>732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0201">
            <text:p>602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91039">
            <text:p>910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0941">
            <text:p>609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0295">
            <text:p>602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1003">
            <text:p>610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8052">
            <text:p>580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1870">
            <text:p>618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6506">
            <text:p>665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82455">
            <text:p>824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0193">
            <text:p>60193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33992">
            <text:p>33992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810">
            <text:p>24810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618">
            <text:p>24618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661">
            <text:p>24661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409">
            <text:p>24409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452">
            <text:p>24452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572">
            <text:p>24572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284">
            <text:p>24284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59073">
            <text:p>59073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12320">
            <text:p>12320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7998">
            <text:p>27998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8259">
            <text:p>28259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5439">
            <text:p>25439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97191">
            <text:p>97191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494">
            <text:p>24494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437">
            <text:p>24437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109">
            <text:p>24109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34061">
            <text:p>34061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880">
            <text:p>24880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001">
            <text:p>24001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6352">
            <text:p>26352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093">
            <text:p>24093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287">
            <text:p>24287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199">
            <text:p>24199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334">
            <text:p>24334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6956">
            <text:p>26956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373">
            <text:p>24373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114441">
            <text:p>114441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513">
            <text:p>24513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456">
            <text:p>24456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408">
            <text:p>24408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62144">
            <text:p>62144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174">
            <text:p>24174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545">
            <text:p>24545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243">
            <text:p>24243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192">
            <text:p>24192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35343">
            <text:p>35343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103712">
            <text:p>103712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6220">
            <text:p>26220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6134">
            <text:p>26134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6173">
            <text:p>26173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7872">
            <text:p>27872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8425">
            <text:p>28425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6434">
            <text:p>26434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8082">
            <text:p>28082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6436">
            <text:p>26436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6407">
            <text:p>26407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6130">
            <text:p>26130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6194">
            <text:p>26194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7486">
            <text:p>27486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5957">
            <text:p>25957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6410">
            <text:p>26410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7749">
            <text:p>27749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45053">
            <text:p>45053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6400">
            <text:p>26400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6445">
            <text:p>26445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7419">
            <text:p>27419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6099">
            <text:p>26099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69113">
            <text:p>69113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906">
            <text:p>24906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88788">
            <text:p>88788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7197">
            <text:p>27197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6529">
            <text:p>26529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6015">
            <text:p>26015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5904">
            <text:p>25904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6413">
            <text:p>26413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8358">
            <text:p>28358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8594">
            <text:p>28594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6113">
            <text:p>26113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6550">
            <text:p>26550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31169">
            <text:p>31169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44768">
            <text:p>44768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45064">
            <text:p>45064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7233">
            <text:p>27233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6586">
            <text:p>26586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6564">
            <text:p>26564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6088">
            <text:p>26088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6632">
            <text:p>26632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6500">
            <text:p>26500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6392">
            <text:p>26392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6586">
            <text:p>26586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6389">
            <text:p>26389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204">
            <text:p>24204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221">
            <text:p>24221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373">
            <text:p>24373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448">
            <text:p>24448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5027">
            <text:p>25027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193">
            <text:p>24193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34722">
            <text:p>34722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348">
            <text:p>24348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059">
            <text:p>24059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3923">
            <text:p>23923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6218">
            <text:p>26218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195">
            <text:p>24195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3930">
            <text:p>23930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538">
            <text:p>24538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129">
            <text:p>24129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6044">
            <text:p>26044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415">
            <text:p>24415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24836">
            <text:p>248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8293">
            <text:p>282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885">
            <text:p>278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565">
            <text:p>275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8177">
            <text:p>281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472">
            <text:p>274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327">
            <text:p>273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029">
            <text:p>270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62148">
            <text:p>621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483">
            <text:p>274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9048">
            <text:p>290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4902">
            <text:p>349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851">
            <text:p>278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674">
            <text:p>276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9932">
            <text:p>299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268">
            <text:p>272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354">
            <text:p>273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570">
            <text:p>275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136">
            <text:p>271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62585">
            <text:p>625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120">
            <text:p>271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090">
            <text:p>270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5616">
            <text:p>556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189">
            <text:p>271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162">
            <text:p>271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7686">
            <text:p>376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478">
            <text:p>274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182">
            <text:p>271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012">
            <text:p>270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180">
            <text:p>271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1583">
            <text:p>315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051">
            <text:p>270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767">
            <text:p>277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6902">
            <text:p>269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94123">
            <text:p>941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8174">
            <text:p>381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072">
            <text:p>270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220">
            <text:p>272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523">
            <text:p>275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6910">
            <text:p>269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641">
            <text:p>276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173">
            <text:p>271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9431">
            <text:p>294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7365">
            <text:p>373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138">
            <text:p>271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205">
            <text:p>272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6986">
            <text:p>269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5044">
            <text:p>550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084">
            <text:p>270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162">
            <text:p>271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6011">
            <text:p>360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235">
            <text:p>272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9618">
            <text:p>296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208">
            <text:p>272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6933">
            <text:p>269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6878">
            <text:p>268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209">
            <text:p>272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94634">
            <text:p>946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65291">
            <text:p>652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729">
            <text:p>277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8001">
            <text:p>280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9711">
            <text:p>297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459">
            <text:p>274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6978">
            <text:p>269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0430">
            <text:p>304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9537">
            <text:p>295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9084">
            <text:p>290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9261">
            <text:p>292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9381">
            <text:p>2938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9195">
            <text:p>291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63920">
            <text:p>639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1771">
            <text:p>317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9870">
            <text:p>298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9614">
            <text:p>296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9820">
            <text:p>298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9894">
            <text:p>298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9637">
            <text:p>296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06614">
            <text:p>1066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9607">
            <text:p>296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9558">
            <text:p>295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9658">
            <text:p>296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0089">
            <text:p>300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063">
            <text:p>2706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9270">
            <text:p>292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860">
            <text:p>2786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6988">
            <text:p>269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6854">
            <text:p>268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9832">
            <text:p>298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8293">
            <text:p>282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293">
            <text:p>272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525">
            <text:p>275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407">
            <text:p>274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8908">
            <text:p>289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117">
            <text:p>271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740">
            <text:p>277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152">
            <text:p>271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399">
            <text:p>273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65087">
            <text:p>650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9332">
            <text:p>293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11354">
            <text:p>1113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9717">
            <text:p>297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3548">
            <text:p>335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3466">
            <text:p>334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3149">
            <text:p>331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52145">
            <text:p>521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3121">
            <text:p>331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4906">
            <text:p>349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3318">
            <text:p>333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27546">
            <text:p>275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3221">
            <text:p>332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2847">
            <text:p>328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2403">
            <text:p>324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3075">
            <text:p>330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2559">
            <text:p>325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118805">
            <text:p>1188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2851">
            <text:p>328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2631">
            <text:p>326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2788">
            <text:p>327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0258">
            <text:p>302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0184">
            <text:p>301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9333">
            <text:p>493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0672">
            <text:p>306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29865">
            <text:p>298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0126">
            <text:p>301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0066">
            <text:p>300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2802">
            <text:p>328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29862">
            <text:p>298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0197">
            <text:p>301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0171">
            <text:p>301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29849">
            <text:p>298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29837">
            <text:p>298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05">
            <text:p>411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6033">
            <text:p>460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3070">
            <text:p>330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2625">
            <text:p>326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2594">
            <text:p>325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2585">
            <text:p>325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2545">
            <text:p>325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2464">
            <text:p>324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2566">
            <text:p>325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2669">
            <text:p>326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5467">
            <text:p>454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4482">
            <text:p>344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2379">
            <text:p>323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2613">
            <text:p>326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2719">
            <text:p>327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2613">
            <text:p>326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2589">
            <text:p>325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28549">
            <text:p>285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4208">
            <text:p>342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1538">
            <text:p>315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0605">
            <text:p>306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0180">
            <text:p>301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0291">
            <text:p>302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29861">
            <text:p>298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0196">
            <text:p>301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0226">
            <text:p>302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29906">
            <text:p>299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0014">
            <text:p>300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29997">
            <text:p>299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0307">
            <text:p>303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59194">
            <text:p>591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0351">
            <text:p>303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29716">
            <text:p>297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0017">
            <text:p>300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0196">
            <text:p>301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77833">
            <text:p>778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1179">
            <text:p>311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0210">
            <text:p>302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100404">
            <text:p>1004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0144">
            <text:p>301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29888">
            <text:p>298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29963">
            <text:p>2996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29740">
            <text:p>297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0314">
            <text:p>303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0196">
            <text:p>301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0123">
            <text:p>301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2595">
            <text:p>325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0812">
            <text:p>308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29955">
            <text:p>299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66540">
            <text:p>665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0289">
            <text:p>302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0169">
            <text:p>301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1267">
            <text:p>312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0759">
            <text:p>307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0277">
            <text:p>302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29854">
            <text:p>298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29888">
            <text:p>298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29982">
            <text:p>299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98789">
            <text:p>987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29885">
            <text:p>298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0049">
            <text:p>300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9886">
            <text:p>498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0112">
            <text:p>301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0702">
            <text:p>307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8623">
            <text:p>386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3192">
            <text:p>331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61800">
            <text:p>618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4765">
            <text:p>447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2035">
            <text:p>420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63638">
            <text:p>636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6158">
            <text:p>461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5734">
            <text:p>457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8512">
            <text:p>385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6857">
            <text:p>368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6187">
            <text:p>361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6233">
            <text:p>362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55348">
            <text:p>553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5920">
            <text:p>359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2927">
            <text:p>329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7670">
            <text:p>376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6179">
            <text:p>361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5512">
            <text:p>355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5955">
            <text:p>359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6328">
            <text:p>363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68015">
            <text:p>680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59264">
            <text:p>592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9807">
            <text:p>398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7340">
            <text:p>373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7752">
            <text:p>377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6927">
            <text:p>369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7010">
            <text:p>370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7285">
            <text:p>372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7491">
            <text:p>374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5686">
            <text:p>356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6775">
            <text:p>367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57009">
            <text:p>570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7411">
            <text:p>374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5848">
            <text:p>358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5801">
            <text:p>358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6136">
            <text:p>361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5936">
            <text:p>359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5418">
            <text:p>354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6669">
            <text:p>366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6104">
            <text:p>361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6115">
            <text:p>361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5931">
            <text:p>359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5298">
            <text:p>352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5977">
            <text:p>359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53107">
            <text:p>531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6005">
            <text:p>360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5566">
            <text:p>355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7782">
            <text:p>377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5736">
            <text:p>357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53962">
            <text:p>539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6039">
            <text:p>360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6798">
            <text:p>367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5571">
            <text:p>355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5641">
            <text:p>356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5768">
            <text:p>357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52410">
            <text:p>524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5498">
            <text:p>354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5617">
            <text:p>356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113122">
            <text:p>11312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6050">
            <text:p>360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5764">
            <text:p>357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66592">
            <text:p>665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5542">
            <text:p>355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51930">
            <text:p>519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6582">
            <text:p>365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52593">
            <text:p>525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5571">
            <text:p>355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57249">
            <text:p>572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6353">
            <text:p>363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7068">
            <text:p>370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5766">
            <text:p>357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5350">
            <text:p>353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6471">
            <text:p>364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5760">
            <text:p>3576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22890">
            <text:p>228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3607">
            <text:p>336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3089">
            <text:p>330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2817">
            <text:p>328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7910">
            <text:p>379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2981">
            <text:p>3298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2788">
            <text:p>327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5935">
            <text:p>359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65101">
            <text:p>651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2742">
            <text:p>327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3070">
            <text:p>330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2625">
            <text:p>326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3139">
            <text:p>331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2959">
            <text:p>329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2873">
            <text:p>328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2317">
            <text:p>423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2979">
            <text:p>329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2692">
            <text:p>326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105246">
            <text:p>1052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3013">
            <text:p>330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5801">
            <text:p>358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5652">
            <text:p>356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5584">
            <text:p>355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5569">
            <text:p>355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5561">
            <text:p>355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5998">
            <text:p>359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5452">
            <text:p>354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2691">
            <text:p>326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2755">
            <text:p>327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2728">
            <text:p>327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2810">
            <text:p>328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2560">
            <text:p>3256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930">
            <text:p>369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8600">
            <text:p>386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958">
            <text:p>369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28210">
            <text:p>282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7522">
            <text:p>3752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623">
            <text:p>366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7059">
            <text:p>370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522">
            <text:p>3652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754">
            <text:p>367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482">
            <text:p>364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773">
            <text:p>367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504">
            <text:p>365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950">
            <text:p>369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697">
            <text:p>366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845">
            <text:p>368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489">
            <text:p>364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985">
            <text:p>369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662">
            <text:p>366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232">
            <text:p>362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40254">
            <text:p>402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690">
            <text:p>366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489">
            <text:p>364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469">
            <text:p>364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8007">
            <text:p>380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561">
            <text:p>365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606">
            <text:p>366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706">
            <text:p>367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9282">
            <text:p>392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9542">
            <text:p>395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9746">
            <text:p>397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9745">
            <text:p>397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40079">
            <text:p>400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9458">
            <text:p>394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9666">
            <text:p>396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40037">
            <text:p>400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123449">
            <text:p>1234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40048">
            <text:p>400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9670">
            <text:p>396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9425">
            <text:p>394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9649">
            <text:p>396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76812">
            <text:p>768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971">
            <text:p>369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638">
            <text:p>366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48276">
            <text:p>482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736">
            <text:p>367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514">
            <text:p>365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514">
            <text:p>365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621">
            <text:p>366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468">
            <text:p>364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295">
            <text:p>362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556">
            <text:p>365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104320">
            <text:p>1043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821">
            <text:p>368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735">
            <text:p>367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833">
            <text:p>368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622">
            <text:p>3662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633">
            <text:p>366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397">
            <text:p>363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357">
            <text:p>363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158">
            <text:p>361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427">
            <text:p>364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513">
            <text:p>365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419">
            <text:p>364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632">
            <text:p>366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463">
            <text:p>3646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378">
            <text:p>363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603">
            <text:p>366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381">
            <text:p>3638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103827">
            <text:p>1038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390">
            <text:p>363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120">
            <text:p>361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230">
            <text:p>362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7324">
            <text:p>373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441">
            <text:p>364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468">
            <text:p>364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504">
            <text:p>365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568">
            <text:p>365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40770">
            <text:p>407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9551">
            <text:p>395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9309">
            <text:p>393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42224">
            <text:p>422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9643">
            <text:p>396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11129">
            <text:p>111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9925">
            <text:p>399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600">
            <text:p>366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8601">
            <text:p>386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523">
            <text:p>365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222">
            <text:p>3622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583">
            <text:p>365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71554">
            <text:p>715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998">
            <text:p>369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63350">
            <text:p>633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777">
            <text:p>367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873">
            <text:p>368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433">
            <text:p>364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6732">
            <text:p>367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9031">
            <text:p>390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73369">
            <text:p>733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18029">
            <text:p>180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40148">
            <text:p>401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3019">
            <text:p>430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4075">
            <text:p>440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3065">
            <text:p>430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2654">
            <text:p>426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2842">
            <text:p>428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2883">
            <text:p>428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2883">
            <text:p>428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2794">
            <text:p>427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2852">
            <text:p>428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2764">
            <text:p>427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74274">
            <text:p>742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105911">
            <text:p>1059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571">
            <text:p>395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446">
            <text:p>394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245">
            <text:p>392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520">
            <text:p>395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4133">
            <text:p>441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498">
            <text:p>394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3004">
            <text:p>430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514">
            <text:p>395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9817">
            <text:p>498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261">
            <text:p>392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192">
            <text:p>391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491">
            <text:p>394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829">
            <text:p>398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557">
            <text:p>395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2427">
            <text:p>24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766">
            <text:p>397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391">
            <text:p>393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139">
            <text:p>391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788">
            <text:p>397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999">
            <text:p>399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400">
            <text:p>394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409">
            <text:p>394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498">
            <text:p>394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252">
            <text:p>392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309">
            <text:p>393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182">
            <text:p>391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872">
            <text:p>398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175">
            <text:p>391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775">
            <text:p>397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268">
            <text:p>392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106597">
            <text:p>1065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399">
            <text:p>393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0986">
            <text:p>409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229">
            <text:p>392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307">
            <text:p>393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203">
            <text:p>392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099">
            <text:p>390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196">
            <text:p>391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758">
            <text:p>397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163">
            <text:p>3916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486">
            <text:p>394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116">
            <text:p>391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118">
            <text:p>391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222">
            <text:p>3922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750">
            <text:p>397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323">
            <text:p>393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134908">
            <text:p>1349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5189">
            <text:p>451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3208">
            <text:p>432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2584">
            <text:p>425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2732">
            <text:p>427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2810">
            <text:p>428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069">
            <text:p>390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494">
            <text:p>394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701">
            <text:p>397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394">
            <text:p>393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403">
            <text:p>394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324">
            <text:p>393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155">
            <text:p>391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497">
            <text:p>394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8977">
            <text:p>389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464">
            <text:p>394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1389">
            <text:p>413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334">
            <text:p>393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515">
            <text:p>395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350">
            <text:p>393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201">
            <text:p>392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161">
            <text:p>391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528">
            <text:p>395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532">
            <text:p>395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382">
            <text:p>393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712">
            <text:p>397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460">
            <text:p>3946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292">
            <text:p>392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602">
            <text:p>396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50091">
            <text:p>500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435">
            <text:p>394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513">
            <text:p>395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700">
            <text:p>397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150593">
            <text:p>1505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562">
            <text:p>395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29736">
            <text:p>297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0282">
            <text:p>402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451">
            <text:p>394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346">
            <text:p>393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308">
            <text:p>393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495">
            <text:p>394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9009">
            <text:p>390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52619">
            <text:p>526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087">
            <text:p>420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33781">
            <text:p>3378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6115">
            <text:p>461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100209">
            <text:p>1002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482">
            <text:p>424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178">
            <text:p>421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303">
            <text:p>423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9013">
            <text:p>490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592">
            <text:p>425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440">
            <text:p>424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340">
            <text:p>423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52268">
            <text:p>522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70313">
            <text:p>703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086">
            <text:p>420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78257">
            <text:p>782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145">
            <text:p>421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3283">
            <text:p>432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6205">
            <text:p>462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141331">
            <text:p>1413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6352">
            <text:p>463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6318">
            <text:p>463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6035">
            <text:p>460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5674">
            <text:p>456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5914">
            <text:p>459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5558">
            <text:p>455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63396">
            <text:p>633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6026">
            <text:p>460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6120">
            <text:p>461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5707">
            <text:p>457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5957">
            <text:p>459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6084">
            <text:p>460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499">
            <text:p>424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51216">
            <text:p>512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4664">
            <text:p>446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1881">
            <text:p>4188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046">
            <text:p>420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54565">
            <text:p>545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396">
            <text:p>423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5852">
            <text:p>458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6537">
            <text:p>465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6067">
            <text:p>460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5887">
            <text:p>458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5905">
            <text:p>459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163684">
            <text:p>1636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383">
            <text:p>423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77382">
            <text:p>773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885989">
            <text:p>8859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310">
            <text:p>423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082">
            <text:p>420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170">
            <text:p>421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057">
            <text:p>420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086">
            <text:p>420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399">
            <text:p>423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191">
            <text:p>421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321">
            <text:p>423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503">
            <text:p>425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77910">
            <text:p>779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146">
            <text:p>421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143129">
            <text:p>1431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625">
            <text:p>426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357">
            <text:p>423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264">
            <text:p>422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097">
            <text:p>420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3950">
            <text:p>439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436">
            <text:p>424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4041">
            <text:p>440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196">
            <text:p>421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167">
            <text:p>421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1707">
            <text:p>417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79538">
            <text:p>795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510">
            <text:p>425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340">
            <text:p>423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306">
            <text:p>423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109339">
            <text:p>1093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813">
            <text:p>428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274">
            <text:p>422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610">
            <text:p>426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10691">
            <text:p>106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73768">
            <text:p>737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324">
            <text:p>423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90119">
            <text:p>901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189">
            <text:p>421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238">
            <text:p>422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329">
            <text:p>423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420">
            <text:p>424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247">
            <text:p>422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186">
            <text:p>421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209">
            <text:p>422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109031">
            <text:p>1090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71252">
            <text:p>712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742">
            <text:p>427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80800">
            <text:p>808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561">
            <text:p>425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1884">
            <text:p>418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2583">
            <text:p>425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5533">
            <text:p>455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1986">
            <text:p>419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5689">
            <text:p>456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45966">
            <text:p>459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9768">
            <text:p>497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67533">
            <text:p>675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9671">
            <text:p>496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12636">
            <text:p>126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9590">
            <text:p>495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8752">
            <text:p>487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67655">
            <text:p>676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9423">
            <text:p>494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8768">
            <text:p>487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9111">
            <text:p>491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5314">
            <text:p>453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5151">
            <text:p>451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5019">
            <text:p>450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81967">
            <text:p>819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5151">
            <text:p>451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56169">
            <text:p>561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72664">
            <text:p>726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8997">
            <text:p>489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129773">
            <text:p>1297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9045">
            <text:p>490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8589">
            <text:p>485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5178">
            <text:p>451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4753">
            <text:p>447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6999">
            <text:p>469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6586">
            <text:p>465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4759">
            <text:p>447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4772">
            <text:p>447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67730">
            <text:p>677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5022">
            <text:p>4502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81091">
            <text:p>810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5616">
            <text:p>456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5000">
            <text:p>450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5257">
            <text:p>452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5272">
            <text:p>452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5901">
            <text:p>459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82181">
            <text:p>8218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5782">
            <text:p>457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5025">
            <text:p>450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5177">
            <text:p>451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8840">
            <text:p>488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67450">
            <text:p>674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8989">
            <text:p>489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8555">
            <text:p>485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9178">
            <text:p>491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8688">
            <text:p>486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9105">
            <text:p>491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9174">
            <text:p>491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9145">
            <text:p>491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9468">
            <text:p>494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9061">
            <text:p>490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8902">
            <text:p>489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8754">
            <text:p>487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67501">
            <text:p>675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9138">
            <text:p>491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8674">
            <text:p>486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64791">
            <text:p>647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8727">
            <text:p>487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8792">
            <text:p>487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4846">
            <text:p>448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142591">
            <text:p>1425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5879">
            <text:p>458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4940">
            <text:p>449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5022">
            <text:p>4502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4930">
            <text:p>449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5398">
            <text:p>453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5723">
            <text:p>457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5537">
            <text:p>455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5314">
            <text:p>453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82033">
            <text:p>820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5180">
            <text:p>451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5430">
            <text:p>454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5011">
            <text:p>450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5466">
            <text:p>454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5851">
            <text:p>458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112462">
            <text:p>1124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82793">
            <text:p>827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5061">
            <text:p>450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4936">
            <text:p>449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5534">
            <text:p>455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5078">
            <text:p>450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5319">
            <text:p>453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4615">
            <text:p>446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4771">
            <text:p>447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4826">
            <text:p>448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81677">
            <text:p>816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5291">
            <text:p>452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57748">
            <text:p>577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4914">
            <text:p>449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8731">
            <text:p>487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908955">
            <text:p>9089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9185">
            <text:p>491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67940">
            <text:p>679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9064">
            <text:p>490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8834">
            <text:p>488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9136">
            <text:p>491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5128">
            <text:p>451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5305">
            <text:p>453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4937">
            <text:p>449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80897">
            <text:p>808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45231">
            <text:p>452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9269">
            <text:p>492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218">
            <text:p>482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50004">
            <text:p>500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708">
            <text:p>487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066">
            <text:p>480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7667">
            <text:p>476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654">
            <text:p>486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315">
            <text:p>483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104">
            <text:p>481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103">
            <text:p>481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7847">
            <text:p>478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50148">
            <text:p>501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154">
            <text:p>481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136006">
            <text:p>1360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161">
            <text:p>481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51917">
            <text:p>519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51745">
            <text:p>517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51868">
            <text:p>518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52045">
            <text:p>520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52785">
            <text:p>527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52067">
            <text:p>520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51788">
            <text:p>517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52175">
            <text:p>521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51869">
            <text:p>518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69277">
            <text:p>692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52096">
            <text:p>520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126160">
            <text:p>12616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63474">
            <text:p>634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58257">
            <text:p>582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051">
            <text:p>480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016">
            <text:p>480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854">
            <text:p>488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84751">
            <text:p>847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249">
            <text:p>482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189">
            <text:p>481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149">
            <text:p>481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58819">
            <text:p>588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61215">
            <text:p>612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163162">
            <text:p>1631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59008">
            <text:p>590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52485">
            <text:p>524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52082">
            <text:p>520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70810">
            <text:p>708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52243">
            <text:p>522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51946">
            <text:p>519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52308">
            <text:p>523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51650">
            <text:p>516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51897">
            <text:p>518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52185">
            <text:p>521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52273">
            <text:p>522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148636">
            <text:p>1486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115578">
            <text:p>1155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9881">
            <text:p>4988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87657">
            <text:p>876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482">
            <text:p>484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7921">
            <text:p>479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083">
            <text:p>480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7938">
            <text:p>479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054">
            <text:p>480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202">
            <text:p>482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52927">
            <text:p>529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52221">
            <text:p>522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52282">
            <text:p>522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71173">
            <text:p>711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368">
            <text:p>483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50728">
            <text:p>507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9920">
            <text:p>499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571">
            <text:p>485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53496">
            <text:p>534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020">
            <text:p>480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292">
            <text:p>482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82885">
            <text:p>828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154">
            <text:p>481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7995">
            <text:p>479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170">
            <text:p>481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7909">
            <text:p>479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83070">
            <text:p>830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199">
            <text:p>481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697">
            <text:p>486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83437">
            <text:p>834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345">
            <text:p>483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7621">
            <text:p>476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9810">
            <text:p>498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230">
            <text:p>482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111">
            <text:p>481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398">
            <text:p>483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7801">
            <text:p>478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071">
            <text:p>480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7762">
            <text:p>477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291">
            <text:p>482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001">
            <text:p>480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492">
            <text:p>484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183">
            <text:p>481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8084">
            <text:p>480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85330">
            <text:p>853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7826">
            <text:p>478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7807">
            <text:p>478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23946">
            <text:p>239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59458">
            <text:p>594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164883">
            <text:p>1648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1588">
            <text:p>515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0969">
            <text:p>509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0762">
            <text:p>507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0927">
            <text:p>509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63981">
            <text:p>6398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1177">
            <text:p>511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0992">
            <text:p>509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1287">
            <text:p>512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0964">
            <text:p>509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0624">
            <text:p>506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117927">
            <text:p>1179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1135">
            <text:p>511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0878">
            <text:p>508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86443">
            <text:p>864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0955">
            <text:p>509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0879">
            <text:p>508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1075">
            <text:p>510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0859">
            <text:p>508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0918">
            <text:p>509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0958">
            <text:p>509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0711">
            <text:p>507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1231">
            <text:p>512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0753">
            <text:p>507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1149">
            <text:p>511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88697">
            <text:p>886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0876">
            <text:p>508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0755">
            <text:p>507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0964">
            <text:p>509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0449">
            <text:p>504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70767">
            <text:p>707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5374">
            <text:p>553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6036">
            <text:p>560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5276">
            <text:p>552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5225">
            <text:p>552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4949">
            <text:p>549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5114">
            <text:p>551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4734">
            <text:p>547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5243">
            <text:p>552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5188">
            <text:p>551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63102">
            <text:p>631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86001">
            <text:p>860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914298">
            <text:p>9142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0927">
            <text:p>509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0664">
            <text:p>506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1036">
            <text:p>510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0886">
            <text:p>508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1185">
            <text:p>511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1204">
            <text:p>512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0763">
            <text:p>5076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1095">
            <text:p>510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1247">
            <text:p>512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1237">
            <text:p>512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0964">
            <text:p>509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0903">
            <text:p>509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61213">
            <text:p>612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6334">
            <text:p>563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5588">
            <text:p>555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74176">
            <text:p>741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7008">
            <text:p>570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5496">
            <text:p>554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74283">
            <text:p>742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6744">
            <text:p>567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69610">
            <text:p>696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237904">
            <text:p>2379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5436">
            <text:p>554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5207">
            <text:p>552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5088">
            <text:p>550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5009">
            <text:p>550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5014">
            <text:p>550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73501">
            <text:p>735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5141">
            <text:p>551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5050">
            <text:p>550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72920">
            <text:p>729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5167">
            <text:p>551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4772">
            <text:p>547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5379">
            <text:p>553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130345">
            <text:p>1303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5338">
            <text:p>553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75849">
            <text:p>758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5152">
            <text:p>551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5449">
            <text:p>554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6540">
            <text:p>565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5166">
            <text:p>551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5220">
            <text:p>552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5059">
            <text:p>550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7517">
            <text:p>575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5415">
            <text:p>554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64691">
            <text:p>646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132393">
            <text:p>1323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5270">
            <text:p>552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4679">
            <text:p>546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5239">
            <text:p>552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5275">
            <text:p>552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5365">
            <text:p>553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71529">
            <text:p>715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5572">
            <text:p>555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4809">
            <text:p>548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5507">
            <text:p>555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5115">
            <text:p>551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55166">
            <text:p>551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8416">
            <text:p>584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901746">
            <text:p>9017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8834">
            <text:p>588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77066">
            <text:p>770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8464">
            <text:p>584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8622">
            <text:p>5862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76825">
            <text:p>768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8484">
            <text:p>584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8411">
            <text:p>584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75662">
            <text:p>756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8426">
            <text:p>584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8871">
            <text:p>588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9656">
            <text:p>596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61051">
            <text:p>610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160402">
            <text:p>1604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8803">
            <text:p>588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8942">
            <text:p>589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8052">
            <text:p>580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8477">
            <text:p>584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8099">
            <text:p>580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8466">
            <text:p>584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8220">
            <text:p>582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9276">
            <text:p>592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8524">
            <text:p>585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77535">
            <text:p>775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8448">
            <text:p>584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8633">
            <text:p>586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90442">
            <text:p>904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3810">
            <text:p>538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3471">
            <text:p>534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76069">
            <text:p>760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4156">
            <text:p>541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3966">
            <text:p>539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4355">
            <text:p>543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124332">
            <text:p>1243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3504">
            <text:p>535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64118">
            <text:p>641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65098">
            <text:p>650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4491">
            <text:p>544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4017">
            <text:p>540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3863">
            <text:p>5386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4038">
            <text:p>540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4315">
            <text:p>543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3632">
            <text:p>536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3714">
            <text:p>537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3800">
            <text:p>538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3535">
            <text:p>535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153136">
            <text:p>1531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3862">
            <text:p>538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3596">
            <text:p>535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3414">
            <text:p>534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3741">
            <text:p>537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3929">
            <text:p>539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63631">
            <text:p>636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4155">
            <text:p>541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3933">
            <text:p>539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3863">
            <text:p>5386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4276">
            <text:p>542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3926">
            <text:p>539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93356">
            <text:p>933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9178">
            <text:p>591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8963">
            <text:p>5896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8226">
            <text:p>582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66553">
            <text:p>665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3950">
            <text:p>539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3514">
            <text:p>535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3857">
            <text:p>538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3620">
            <text:p>536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3498">
            <text:p>534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3492">
            <text:p>534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4616">
            <text:p>546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3667">
            <text:p>536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3962">
            <text:p>539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3750">
            <text:p>537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90619">
            <text:p>906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3968">
            <text:p>539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3675">
            <text:p>536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89418">
            <text:p>894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3787">
            <text:p>537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3863">
            <text:p>5386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3574">
            <text:p>535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3211">
            <text:p>532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4820">
            <text:p>548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4656">
            <text:p>546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4432">
            <text:p>544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4015">
            <text:p>540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4035">
            <text:p>540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3586">
            <text:p>535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3850">
            <text:p>538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4665">
            <text:p>546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66027">
            <text:p>660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130402">
            <text:p>1304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3564">
            <text:p>535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9145">
            <text:p>591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83000">
            <text:p>830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65257">
            <text:p>652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8288">
            <text:p>582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77759">
            <text:p>777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8622">
            <text:p>5862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">
            <text:p>550</text:p>
          </table:table-cell>
          <table:table-cell office:value-type="float" office:value="58161">
            <text:p>581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79517">
            <text:p>795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61595">
            <text:p>615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61305">
            <text:p>613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79505">
            <text:p>795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61585">
            <text:p>615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36185">
            <text:p>361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7151">
            <text:p>571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79581">
            <text:p>7958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793">
            <text:p>567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7061">
            <text:p>570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316">
            <text:p>563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409">
            <text:p>564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569">
            <text:p>565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514">
            <text:p>565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799">
            <text:p>567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831">
            <text:p>568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845">
            <text:p>568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33910">
            <text:p>339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863">
            <text:p>5686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92703">
            <text:p>927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729">
            <text:p>567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868">
            <text:p>568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181978">
            <text:p>1819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627">
            <text:p>566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61168">
            <text:p>611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67134">
            <text:p>671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61888">
            <text:p>618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401">
            <text:p>564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589">
            <text:p>565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19564">
            <text:p>195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7339">
            <text:p>573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569">
            <text:p>565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911">
            <text:p>569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914">
            <text:p>569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310">
            <text:p>563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369">
            <text:p>563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876">
            <text:p>568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408">
            <text:p>564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379">
            <text:p>563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796">
            <text:p>567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711">
            <text:p>567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4446">
            <text:p>544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7251">
            <text:p>572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795">
            <text:p>567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8619">
            <text:p>586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744">
            <text:p>567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674">
            <text:p>566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8137">
            <text:p>581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816">
            <text:p>568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339">
            <text:p>563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785">
            <text:p>567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69788">
            <text:p>697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676">
            <text:p>566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27778">
            <text:p>277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7261">
            <text:p>572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61330">
            <text:p>613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79406">
            <text:p>794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77189">
            <text:p>771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61085">
            <text:p>610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61558">
            <text:p>615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61304">
            <text:p>613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61574">
            <text:p>615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62002">
            <text:p>620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61417">
            <text:p>614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7172">
            <text:p>571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159231">
            <text:p>1592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61910">
            <text:p>619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61421">
            <text:p>614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81948">
            <text:p>819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61414">
            <text:p>614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61328">
            <text:p>613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60880">
            <text:p>608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61418">
            <text:p>614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60825">
            <text:p>608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61345">
            <text:p>613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47099">
            <text:p>470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7243">
            <text:p>572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462">
            <text:p>564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93098">
            <text:p>930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67258">
            <text:p>672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560">
            <text:p>5656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92488">
            <text:p>924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7030">
            <text:p>570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304">
            <text:p>563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92574">
            <text:p>925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880">
            <text:p>568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84299">
            <text:p>842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145276">
            <text:p>1452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80877">
            <text:p>808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62033">
            <text:p>620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438">
            <text:p>564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105379">
            <text:p>1053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762">
            <text:p>567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741">
            <text:p>567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86928">
            <text:p>869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924">
            <text:p>569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373">
            <text:p>563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94821">
            <text:p>948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56809">
            <text:p>568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124188">
            <text:p>1241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9929">
            <text:p>699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447">
            <text:p>594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949">
            <text:p>599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605">
            <text:p>596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971">
            <text:p>599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626">
            <text:p>596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622">
            <text:p>5962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806">
            <text:p>598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854">
            <text:p>598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565">
            <text:p>595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95349">
            <text:p>953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1079562">
            <text:p>10795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4415">
            <text:p>644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4404">
            <text:p>644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81829">
            <text:p>818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4924">
            <text:p>649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4362">
            <text:p>643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80295">
            <text:p>802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4407">
            <text:p>644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4436">
            <text:p>644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4760">
            <text:p>6476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165400">
            <text:p>1654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994">
            <text:p>599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0098">
            <text:p>600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965">
            <text:p>599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761">
            <text:p>597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765">
            <text:p>597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648">
            <text:p>596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476">
            <text:p>594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428">
            <text:p>594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647">
            <text:p>596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70558">
            <text:p>705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6815">
            <text:p>668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84222">
            <text:p>8422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4870">
            <text:p>648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4511">
            <text:p>645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4408">
            <text:p>644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4443">
            <text:p>644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5265">
            <text:p>652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4854">
            <text:p>648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83794">
            <text:p>837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4334">
            <text:p>643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4245">
            <text:p>642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0315">
            <text:p>603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94353">
            <text:p>943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875">
            <text:p>598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4367">
            <text:p>643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4327">
            <text:p>643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840">
            <text:p>598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4712">
            <text:p>647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4492">
            <text:p>644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83978">
            <text:p>839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4879">
            <text:p>648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4610">
            <text:p>646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5445">
            <text:p>654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83554">
            <text:p>835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4958">
            <text:p>649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4955">
            <text:p>649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4663">
            <text:p>6466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5579">
            <text:p>655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881">
            <text:p>5988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0311">
            <text:p>603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617">
            <text:p>596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536">
            <text:p>595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556">
            <text:p>595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497">
            <text:p>594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2270">
            <text:p>622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0182">
            <text:p>601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714">
            <text:p>597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728">
            <text:p>597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0302">
            <text:p>603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677">
            <text:p>596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895">
            <text:p>598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300">
            <text:p>593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600">
            <text:p>596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801">
            <text:p>598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0001">
            <text:p>600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0020">
            <text:p>600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569">
            <text:p>595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601">
            <text:p>596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911">
            <text:p>599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964">
            <text:p>599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932">
            <text:p>599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518">
            <text:p>595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708">
            <text:p>597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0158">
            <text:p>601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611">
            <text:p>596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689">
            <text:p>596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503">
            <text:p>595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0448">
            <text:p>604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489">
            <text:p>594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59430">
            <text:p>594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72525">
            <text:p>725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0891">
            <text:p>608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81800">
            <text:p>818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91409">
            <text:p>914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4930">
            <text:p>649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7326">
            <text:p>673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5040">
            <text:p>650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">
            <text:p>650</text:p>
          </table:table-cell>
          <table:table-cell office:value-type="float" office:value="65387">
            <text:p>653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7978">
            <text:p>679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86737">
            <text:p>867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7447">
            <text:p>674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7677">
            <text:p>676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7447">
            <text:p>674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7802">
            <text:p>678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8063">
            <text:p>6806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7869">
            <text:p>678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7641">
            <text:p>676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7540">
            <text:p>675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992440">
            <text:p>9924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303">
            <text:p>623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1773">
            <text:p>617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392">
            <text:p>623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11455">
            <text:p>114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7446">
            <text:p>674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85602">
            <text:p>856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7744">
            <text:p>677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203">
            <text:p>622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719">
            <text:p>627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572">
            <text:p>625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181">
            <text:p>6218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344">
            <text:p>623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97860">
            <text:p>9786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3144">
            <text:p>631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1915">
            <text:p>619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73012">
            <text:p>730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075">
            <text:p>620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490">
            <text:p>624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225">
            <text:p>622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591">
            <text:p>625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129288">
            <text:p>1292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459">
            <text:p>624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194777">
            <text:p>1947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434">
            <text:p>624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1967">
            <text:p>619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750">
            <text:p>627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346">
            <text:p>623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1916">
            <text:p>619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211">
            <text:p>622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98475">
            <text:p>984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337">
            <text:p>623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18648">
            <text:p>186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8096">
            <text:p>680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4247">
            <text:p>642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869">
            <text:p>628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477">
            <text:p>624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102677">
            <text:p>1026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952">
            <text:p>629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385">
            <text:p>623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153">
            <text:p>621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7354">
            <text:p>673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406">
            <text:p>624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233">
            <text:p>622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163361">
            <text:p>1633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688">
            <text:p>626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238">
            <text:p>622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1934">
            <text:p>619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4485">
            <text:p>644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893">
            <text:p>628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385">
            <text:p>623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8454">
            <text:p>684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7330">
            <text:p>673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7529">
            <text:p>675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17523">
            <text:p>175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8238">
            <text:p>682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7983">
            <text:p>679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7733">
            <text:p>677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85427">
            <text:p>854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7579">
            <text:p>675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7228">
            <text:p>672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7502">
            <text:p>675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7632">
            <text:p>676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7664">
            <text:p>676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7357">
            <text:p>673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748931">
            <text:p>7489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117128">
            <text:p>1171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7622">
            <text:p>6762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7649">
            <text:p>676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339">
            <text:p>623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211">
            <text:p>622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342">
            <text:p>623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732">
            <text:p>627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98549">
            <text:p>985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3165">
            <text:p>631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742">
            <text:p>627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458">
            <text:p>624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536">
            <text:p>625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467">
            <text:p>624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2483">
            <text:p>624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107928">
            <text:p>1079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70693">
            <text:p>706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8353">
            <text:p>683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8079">
            <text:p>680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86765">
            <text:p>867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7760">
            <text:p>6776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70389">
            <text:p>703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7679">
            <text:p>676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86011">
            <text:p>860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68169">
            <text:p>681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481">
            <text:p>7048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1375">
            <text:p>713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94385">
            <text:p>943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1008">
            <text:p>710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771">
            <text:p>707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1048">
            <text:p>710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94110">
            <text:p>941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233288">
            <text:p>2332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646">
            <text:p>706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1109">
            <text:p>711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69773">
            <text:p>697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848">
            <text:p>708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482">
            <text:p>704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916">
            <text:p>709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1287">
            <text:p>712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1184">
            <text:p>711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816">
            <text:p>708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1104">
            <text:p>711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1580">
            <text:p>715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89438">
            <text:p>894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1829">
            <text:p>718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90182">
            <text:p>901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1900">
            <text:p>719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919">
            <text:p>709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782">
            <text:p>707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744">
            <text:p>707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1283">
            <text:p>712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1278">
            <text:p>712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1154">
            <text:p>711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997">
            <text:p>709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89599">
            <text:p>895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1030">
            <text:p>710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588">
            <text:p>705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577">
            <text:p>705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913976">
            <text:p>9139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3213">
            <text:p>732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1708">
            <text:p>717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1336">
            <text:p>713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853">
            <text:p>708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2863">
            <text:p>7286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1030">
            <text:p>710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84139">
            <text:p>841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1274">
            <text:p>712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610">
            <text:p>706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582">
            <text:p>705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1023">
            <text:p>710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958">
            <text:p>709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1582">
            <text:p>715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90627">
            <text:p>906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874">
            <text:p>708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2219">
            <text:p>722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845">
            <text:p>708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156773">
            <text:p>1567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1479">
            <text:p>714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644">
            <text:p>706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1563">
            <text:p>7156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89987">
            <text:p>899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659">
            <text:p>706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1116">
            <text:p>711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679">
            <text:p>706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1376">
            <text:p>713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668">
            <text:p>706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178">
            <text:p>701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810">
            <text:p>708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90887">
            <text:p>908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510">
            <text:p>705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298">
            <text:p>702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446">
            <text:p>704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92545">
            <text:p>925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173696">
            <text:p>1736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1353">
            <text:p>713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902">
            <text:p>709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629">
            <text:p>706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89118">
            <text:p>891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758">
            <text:p>707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488">
            <text:p>704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2856">
            <text:p>728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89519">
            <text:p>895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1718">
            <text:p>717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159181">
            <text:p>15918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1314">
            <text:p>713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844">
            <text:p>708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685">
            <text:p>706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4367">
            <text:p>743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1104">
            <text:p>711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899">
            <text:p>708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329">
            <text:p>703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997">
            <text:p>709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89377">
            <text:p>893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933">
            <text:p>709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1113">
            <text:p>711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2518">
            <text:p>725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622">
            <text:p>7062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100011">
            <text:p>1000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1369">
            <text:p>713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494">
            <text:p>704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812">
            <text:p>708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104290">
            <text:p>1042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798">
            <text:p>707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float" office:value="70431">
            <text:p>704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4743">
            <text:p>747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3736">
            <text:p>737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102239">
            <text:p>1022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4723">
            <text:p>747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3767">
            <text:p>737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3987">
            <text:p>739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3787">
            <text:p>737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4839">
            <text:p>748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3783">
            <text:p>737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3969">
            <text:p>739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148024">
            <text:p>1480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4291">
            <text:p>742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4057">
            <text:p>740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3618">
            <text:p>736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3407">
            <text:p>734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3221">
            <text:p>732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92625">
            <text:p>926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5415">
            <text:p>754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3813">
            <text:p>738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98984">
            <text:p>989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88654">
            <text:p>886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129853">
            <text:p>1298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90841">
            <text:p>908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113508">
            <text:p>1135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9884">
            <text:p>698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8193">
            <text:p>681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7706">
            <text:p>677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8059">
            <text:p>680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8033">
            <text:p>680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1102517">
            <text:p>11025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8582">
            <text:p>685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7981">
            <text:p>6798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104839">
            <text:p>1048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8511">
            <text:p>685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82096">
            <text:p>820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93491">
            <text:p>934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93217">
            <text:p>932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4115">
            <text:p>741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5803">
            <text:p>758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3650">
            <text:p>736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3452">
            <text:p>734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3786">
            <text:p>737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3856">
            <text:p>738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3633">
            <text:p>736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3726">
            <text:p>737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85710">
            <text:p>857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162408">
            <text:p>1624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4543">
            <text:p>745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7748">
            <text:p>677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7790">
            <text:p>677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103528">
            <text:p>1035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81266">
            <text:p>812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8429">
            <text:p>684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7746">
            <text:p>677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123456">
            <text:p>1234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8134">
            <text:p>681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7772">
            <text:p>677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9282">
            <text:p>692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7987">
            <text:p>679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104723">
            <text:p>1047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7893">
            <text:p>678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7823">
            <text:p>678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7896">
            <text:p>678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104673">
            <text:p>1046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7768">
            <text:p>677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8187">
            <text:p>681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3954">
            <text:p>739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161202">
            <text:p>1612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8600">
            <text:p>686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8266">
            <text:p>682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7944">
            <text:p>679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6773">
            <text:p>767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8249">
            <text:p>682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7808">
            <text:p>678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7606">
            <text:p>676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99723">
            <text:p>997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8444">
            <text:p>684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7485">
            <text:p>674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7892">
            <text:p>678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167301">
            <text:p>1673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8058">
            <text:p>680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5416">
            <text:p>754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8076">
            <text:p>680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3484">
            <text:p>734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7846">
            <text:p>678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8154">
            <text:p>681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8295">
            <text:p>682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7769">
            <text:p>677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9754">
            <text:p>697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85440">
            <text:p>854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180868">
            <text:p>1808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3900">
            <text:p>739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3942">
            <text:p>739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9399">
            <text:p>793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3911">
            <text:p>739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3940">
            <text:p>739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3613">
            <text:p>736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91257">
            <text:p>912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73690">
            <text:p>736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68617">
            <text:p>686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1551">
            <text:p>715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6660">
            <text:p>7666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6884">
            <text:p>768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96690">
            <text:p>966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0832">
            <text:p>708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0599">
            <text:p>705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0488">
            <text:p>704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0585">
            <text:p>705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168588">
            <text:p>1685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83165">
            <text:p>831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0926">
            <text:p>709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0637">
            <text:p>706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0716">
            <text:p>707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107662">
            <text:p>1076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0801">
            <text:p>708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0689">
            <text:p>706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0570">
            <text:p>705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0913">
            <text:p>709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170453">
            <text:p>1704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108235">
            <text:p>1082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0800">
            <text:p>708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0596">
            <text:p>705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0626">
            <text:p>706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0805">
            <text:p>708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98338">
            <text:p>983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1060">
            <text:p>7106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0366">
            <text:p>703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0498">
            <text:p>704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9888">
            <text:p>798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1080410">
            <text:p>10804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83107">
            <text:p>831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3329">
            <text:p>733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0975">
            <text:p>709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81896">
            <text:p>818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6595">
            <text:p>765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7352">
            <text:p>773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95263">
            <text:p>9526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6948">
            <text:p>769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7016">
            <text:p>770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6682">
            <text:p>766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6743">
            <text:p>767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1948">
            <text:p>719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83960">
            <text:p>8396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8174">
            <text:p>781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7413">
            <text:p>774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6423">
            <text:p>764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6598">
            <text:p>765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94364">
            <text:p>943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6967">
            <text:p>769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6806">
            <text:p>768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84269">
            <text:p>842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1007">
            <text:p>710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6628">
            <text:p>766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171486">
            <text:p>1714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97195">
            <text:p>971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85524">
            <text:p>855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2833">
            <text:p>728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2534">
            <text:p>725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108029">
            <text:p>1080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0858">
            <text:p>708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0502">
            <text:p>705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6390">
            <text:p>763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7785">
            <text:p>777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6577">
            <text:p>765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96124">
            <text:p>961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6465">
            <text:p>764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6523">
            <text:p>765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6683">
            <text:p>766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6555">
            <text:p>765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0308">
            <text:p>703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107348">
            <text:p>1073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3016">
            <text:p>730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1795">
            <text:p>717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1104">
            <text:p>711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0676">
            <text:p>706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0686">
            <text:p>706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9685">
            <text:p>796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0759">
            <text:p>707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103203">
            <text:p>1032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0822">
            <text:p>7082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0650">
            <text:p>706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1250">
            <text:p>712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0364">
            <text:p>703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108580">
            <text:p>1085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0972">
            <text:p>709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3316">
            <text:p>733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1555">
            <text:p>715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0769">
            <text:p>707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0515">
            <text:p>705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0883">
            <text:p>708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184723">
            <text:p>1847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1149">
            <text:p>711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0648">
            <text:p>706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99209">
            <text:p>992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3695">
            <text:p>736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1501">
            <text:p>715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0954">
            <text:p>709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0392">
            <text:p>703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70649">
            <text:p>706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  <table:table-cell office:value-type="float" office:value="101095">
            <text:p>1010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95875">
            <text:p>958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0838">
            <text:p>708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153508">
            <text:p>1535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91011">
            <text:p>910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80255">
            <text:p>802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80801">
            <text:p>808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9988">
            <text:p>799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177725">
            <text:p>1777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134046">
            <text:p>1340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125682">
            <text:p>1256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100738">
            <text:p>1007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80688">
            <text:p>806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80113">
            <text:p>801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9733">
            <text:p>797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9517">
            <text:p>795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9878">
            <text:p>798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180753">
            <text:p>1807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100068">
            <text:p>1000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4208">
            <text:p>742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4064">
            <text:p>740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3610">
            <text:p>736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3579">
            <text:p>735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3423">
            <text:p>734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109056">
            <text:p>1090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3688">
            <text:p>736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80116">
            <text:p>801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87272">
            <text:p>872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3817">
            <text:p>738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3442">
            <text:p>734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3306">
            <text:p>733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120386">
            <text:p>1203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3540">
            <text:p>735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3668">
            <text:p>736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3644">
            <text:p>736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4065">
            <text:p>740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165138">
            <text:p>1651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111174">
            <text:p>1111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3942">
            <text:p>739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3666">
            <text:p>736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3845">
            <text:p>738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3557">
            <text:p>735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110177">
            <text:p>1101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5047">
            <text:p>750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4124">
            <text:p>741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5025">
            <text:p>750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4098">
            <text:p>740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92569">
            <text:p>925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99314">
            <text:p>993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80265">
            <text:p>802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80290">
            <text:p>802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80316">
            <text:p>803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9993">
            <text:p>799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9759">
            <text:p>797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92538">
            <text:p>925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9889">
            <text:p>798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9590">
            <text:p>795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99285">
            <text:p>992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81177">
            <text:p>811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9796">
            <text:p>797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80041">
            <text:p>800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80104">
            <text:p>801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3607">
            <text:p>736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216735">
            <text:p>2167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110793">
            <text:p>1107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3953">
            <text:p>739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3977">
            <text:p>739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3597">
            <text:p>735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3630">
            <text:p>736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3850">
            <text:p>738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110782">
            <text:p>1107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3932">
            <text:p>739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87049">
            <text:p>870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142613">
            <text:p>1426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3637">
            <text:p>736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3926">
            <text:p>739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106024">
            <text:p>1060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122421">
            <text:p>1224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3907">
            <text:p>739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3517">
            <text:p>735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3669">
            <text:p>736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172512">
            <text:p>1725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143602">
            <text:p>1436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4251">
            <text:p>742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3733">
            <text:p>737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80153">
            <text:p>801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99810">
            <text:p>998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81325">
            <text:p>813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9702">
            <text:p>797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80010">
            <text:p>800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9533">
            <text:p>795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9380">
            <text:p>793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81253">
            <text:p>812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81966">
            <text:p>819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83196">
            <text:p>831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80559">
            <text:p>805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81586">
            <text:p>815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3425">
            <text:p>734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73910">
            <text:p>739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185342">
            <text:p>1853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float" office:value="171593">
            <text:p>1715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84130">
            <text:p>841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112954">
            <text:p>1129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870">
            <text:p>768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8510">
            <text:p>785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439">
            <text:p>764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676">
            <text:p>766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367">
            <text:p>763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220198">
            <text:p>2201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923617">
            <text:p>9236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7115">
            <text:p>771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7357">
            <text:p>773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884">
            <text:p>768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455">
            <text:p>764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407">
            <text:p>764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761">
            <text:p>767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112982">
            <text:p>1129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174178">
            <text:p>1741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7006">
            <text:p>770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753">
            <text:p>767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731">
            <text:p>767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428">
            <text:p>764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790">
            <text:p>767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20210">
            <text:p>202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441">
            <text:p>764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106235">
            <text:p>1062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82872">
            <text:p>828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83545">
            <text:p>835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83605">
            <text:p>836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82810">
            <text:p>828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82928">
            <text:p>829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82783">
            <text:p>827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82871">
            <text:p>828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905">
            <text:p>769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115681">
            <text:p>11568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7045">
            <text:p>770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7145">
            <text:p>771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462">
            <text:p>764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728">
            <text:p>767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7184">
            <text:p>771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7719">
            <text:p>777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7249">
            <text:p>772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878">
            <text:p>768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82900">
            <text:p>829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83943">
            <text:p>839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82990">
            <text:p>829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83268">
            <text:p>832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82526">
            <text:p>825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82640">
            <text:p>826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82557">
            <text:p>825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129196">
            <text:p>1291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676">
            <text:p>766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748">
            <text:p>767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7164">
            <text:p>771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665">
            <text:p>766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632">
            <text:p>766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554">
            <text:p>765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98312">
            <text:p>983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433">
            <text:p>764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997">
            <text:p>769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7586">
            <text:p>775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284">
            <text:p>762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876">
            <text:p>768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87231">
            <text:p>872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86098">
            <text:p>860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124795">
            <text:p>1247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105628">
            <text:p>1056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82859">
            <text:p>828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83401">
            <text:p>834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82568">
            <text:p>825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82750">
            <text:p>827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83922">
            <text:p>8392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83129">
            <text:p>831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529">
            <text:p>765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797">
            <text:p>767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189791">
            <text:p>1897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649">
            <text:p>766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492">
            <text:p>764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450">
            <text:p>764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601">
            <text:p>766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8247">
            <text:p>82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757">
            <text:p>767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96614">
            <text:p>966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553">
            <text:p>765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680">
            <text:p>766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553">
            <text:p>765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114592">
            <text:p>1145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7189">
            <text:p>771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113376">
            <text:p>1133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169160">
            <text:p>16916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101961">
            <text:p>1019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82675">
            <text:p>826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83007">
            <text:p>830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82966">
            <text:p>829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99407">
            <text:p>994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83041">
            <text:p>830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94918">
            <text:p>949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437">
            <text:p>764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167158">
            <text:p>1671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122769">
            <text:p>1227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office:value-type="float" office:value="76734">
            <text:p>767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206">
            <text:p>792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173">
            <text:p>791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80199">
            <text:p>801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081">
            <text:p>7908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183">
            <text:p>791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117834">
            <text:p>1178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112618">
            <text:p>1126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1352329">
            <text:p>13523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80076">
            <text:p>800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80335">
            <text:p>803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404">
            <text:p>794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337">
            <text:p>793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81183">
            <text:p>811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404">
            <text:p>794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775">
            <text:p>797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043">
            <text:p>790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116643">
            <text:p>1166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109615">
            <text:p>1096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535">
            <text:p>795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360">
            <text:p>7936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520">
            <text:p>795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80298">
            <text:p>802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267">
            <text:p>792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226">
            <text:p>792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179512">
            <text:p>1795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115358">
            <text:p>1153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240">
            <text:p>792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433">
            <text:p>794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531">
            <text:p>795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105302">
            <text:p>1053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95993">
            <text:p>959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91233">
            <text:p>912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98839">
            <text:p>988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94202">
            <text:p>942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91549">
            <text:p>915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85564">
            <text:p>855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88554">
            <text:p>885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104062">
            <text:p>1040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102436">
            <text:p>1024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263716">
            <text:p>2637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86671">
            <text:p>866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86402">
            <text:p>864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296">
            <text:p>792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501">
            <text:p>795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490">
            <text:p>794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454">
            <text:p>794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115308">
            <text:p>1153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81049">
            <text:p>810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17814">
            <text:p>178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82010">
            <text:p>820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184">
            <text:p>791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21738">
            <text:p>217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977">
            <text:p>799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80024">
            <text:p>800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303">
            <text:p>793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173">
            <text:p>791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114855">
            <text:p>1148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948">
            <text:p>799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110091">
            <text:p>1100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631">
            <text:p>796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325">
            <text:p>793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689">
            <text:p>796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294">
            <text:p>792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153">
            <text:p>791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121350">
            <text:p>1213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115088">
            <text:p>1150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80020">
            <text:p>800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202">
            <text:p>792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84829">
            <text:p>848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848">
            <text:p>798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027">
            <text:p>790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528">
            <text:p>795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074">
            <text:p>790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200675">
            <text:p>2006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22442">
            <text:p>224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44259">
            <text:p>442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87161">
            <text:p>871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86153">
            <text:p>861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86020">
            <text:p>860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85731">
            <text:p>857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85573">
            <text:p>855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94218">
            <text:p>942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108571">
            <text:p>1085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180265">
            <text:p>1802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80336">
            <text:p>803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109485">
            <text:p>1094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86228">
            <text:p>862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92016">
            <text:p>920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276">
            <text:p>792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042">
            <text:p>790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481">
            <text:p>7948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115653">
            <text:p>1156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301">
            <text:p>793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847">
            <text:p>798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710">
            <text:p>797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96035">
            <text:p>960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113">
            <text:p>791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479">
            <text:p>794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399">
            <text:p>793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79120">
            <text:p>791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118012">
            <text:p>1180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3178">
            <text:p>831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846">
            <text:p>828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502">
            <text:p>825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376">
            <text:p>823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3002">
            <text:p>830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087">
            <text:p>820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446">
            <text:p>824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333">
            <text:p>823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96582">
            <text:p>965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124033">
            <text:p>1240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102108">
            <text:p>1021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112128">
            <text:p>1121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415">
            <text:p>824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1756">
            <text:p>817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255">
            <text:p>822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675">
            <text:p>826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4195">
            <text:p>841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95834">
            <text:p>958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243138">
            <text:p>2431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107655">
            <text:p>1076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9580">
            <text:p>895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116477">
            <text:p>1164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9835">
            <text:p>898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8891">
            <text:p>888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1968">
            <text:p>819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038">
            <text:p>820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1979">
            <text:p>819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801">
            <text:p>828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131">
            <text:p>821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1895">
            <text:p>818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124536">
            <text:p>1245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110879">
            <text:p>1108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93614">
            <text:p>936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755">
            <text:p>827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39800">
            <text:p>398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767">
            <text:p>827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114">
            <text:p>821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100035">
            <text:p>1000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590">
            <text:p>825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543">
            <text:p>825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845">
            <text:p>828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372">
            <text:p>823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120975">
            <text:p>1209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189642">
            <text:p>1896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119464">
            <text:p>1194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986">
            <text:p>829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383">
            <text:p>823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356">
            <text:p>823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588">
            <text:p>825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417">
            <text:p>824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210">
            <text:p>822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118828">
            <text:p>1188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103538">
            <text:p>1035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111041">
            <text:p>1110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743">
            <text:p>827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112603">
            <text:p>1126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283">
            <text:p>822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027">
            <text:p>820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375">
            <text:p>823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627">
            <text:p>826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94387">
            <text:p>943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178339">
            <text:p>1783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108445">
            <text:p>1084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9616">
            <text:p>896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9335">
            <text:p>893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9332">
            <text:p>893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8912">
            <text:p>889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8821">
            <text:p>888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8798">
            <text:p>887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8987">
            <text:p>889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9677">
            <text:p>896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93941">
            <text:p>939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169">
            <text:p>821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94986">
            <text:p>949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120192">
            <text:p>1201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109497">
            <text:p>1094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116501">
            <text:p>1165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108595">
            <text:p>1085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448">
            <text:p>824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187">
            <text:p>821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602">
            <text:p>826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312">
            <text:p>823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92966">
            <text:p>929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344">
            <text:p>823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235">
            <text:p>822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120906">
            <text:p>1209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181109">
            <text:p>1811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133757">
            <text:p>1337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866">
            <text:p>828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672">
            <text:p>826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499">
            <text:p>824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169">
            <text:p>821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169">
            <text:p>821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242">
            <text:p>822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082">
            <text:p>820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175010">
            <text:p>1750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119484">
            <text:p>1194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2395">
            <text:p>823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float" office:value="83014">
            <text:p>830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84966">
            <text:p>849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84851">
            <text:p>848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100695">
            <text:p>1006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120451">
            <text:p>1204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225918">
            <text:p>2259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2627">
            <text:p>926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109934">
            <text:p>1099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110738">
            <text:p>1107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111147">
            <text:p>1111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2259">
            <text:p>922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2756">
            <text:p>927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84889">
            <text:p>848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85813">
            <text:p>858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154092">
            <text:p>1540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85189">
            <text:p>851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84942">
            <text:p>849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84961">
            <text:p>849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85050">
            <text:p>850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86256">
            <text:p>862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100447">
            <text:p>1004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122730">
            <text:p>1227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85993">
            <text:p>859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179521">
            <text:p>1795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85681">
            <text:p>8568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2506">
            <text:p>925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3600">
            <text:p>936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85366">
            <text:p>853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85224">
            <text:p>852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85407">
            <text:p>854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85016">
            <text:p>850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84955">
            <text:p>849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85902">
            <text:p>859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84873">
            <text:p>848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121591">
            <text:p>1215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195992">
            <text:p>1959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85294">
            <text:p>852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85057">
            <text:p>850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84900">
            <text:p>849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151949">
            <text:p>1519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84856">
            <text:p>848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84857">
            <text:p>848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85300">
            <text:p>853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84754">
            <text:p>847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85412">
            <text:p>854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185682">
            <text:p>1856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115894">
            <text:p>1158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165354">
            <text:p>1653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108887">
            <text:p>1088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3988">
            <text:p>939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3272">
            <text:p>932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2326">
            <text:p>923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2372">
            <text:p>923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1739">
            <text:p>917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2241">
            <text:p>922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2194">
            <text:p>921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2875">
            <text:p>928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2317">
            <text:p>923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2252">
            <text:p>922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2265">
            <text:p>922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2127">
            <text:p>921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2293">
            <text:p>922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108672">
            <text:p>1086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111783">
            <text:p>1117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110806">
            <text:p>1108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178135">
            <text:p>1781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221326">
            <text:p>2213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2127">
            <text:p>921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2629">
            <text:p>926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1001566">
            <text:p>10015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2888">
            <text:p>928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2912">
            <text:p>929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165237">
            <text:p>1652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2618">
            <text:p>926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2431">
            <text:p>924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1967">
            <text:p>919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2478">
            <text:p>924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1978">
            <text:p>919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2252">
            <text:p>922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2352">
            <text:p>923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2090">
            <text:p>920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185832">
            <text:p>1858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2439">
            <text:p>924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2088">
            <text:p>920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110914">
            <text:p>1109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3225">
            <text:p>932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3124">
            <text:p>931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2700">
            <text:p>927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2475">
            <text:p>924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87981">
            <text:p>8798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85388">
            <text:p>853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85098">
            <text:p>850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2561">
            <text:p>925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8399">
            <text:p>983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111500">
            <text:p>1115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117528">
            <text:p>1175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2717">
            <text:p>927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204811">
            <text:p>2048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2723">
            <text:p>927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92543">
            <text:p>925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00">
            <text:p>1100</text:p>
          </table:table-cell>
          <table:table-cell office:value-type="float" office:value="112334">
            <text:p>1123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124977">
            <text:p>1249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8053">
            <text:p>880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8035">
            <text:p>880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8058">
            <text:p>880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8117">
            <text:p>881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8740">
            <text:p>887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8141">
            <text:p>881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7945">
            <text:p>879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7984">
            <text:p>879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8256">
            <text:p>882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7559">
            <text:p>875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7999">
            <text:p>879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7744">
            <text:p>877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8813">
            <text:p>888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8021">
            <text:p>880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7826">
            <text:p>878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108104">
            <text:p>1081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125325">
            <text:p>1253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124690">
            <text:p>1246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9783">
            <text:p>897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8047">
            <text:p>880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120028">
            <text:p>1200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96029">
            <text:p>960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9505">
            <text:p>895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8250">
            <text:p>882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8764">
            <text:p>887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8242">
            <text:p>882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8252">
            <text:p>882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7892">
            <text:p>878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28180">
            <text:p>281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8317">
            <text:p>883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8121">
            <text:p>881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9829">
            <text:p>898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124389">
            <text:p>1243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124037">
            <text:p>1240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8433">
            <text:p>884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8009">
            <text:p>880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7956">
            <text:p>879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155082">
            <text:p>1550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7835">
            <text:p>878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7692">
            <text:p>876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7960">
            <text:p>8796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7767">
            <text:p>877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7885">
            <text:p>878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118195">
            <text:p>1181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8138">
            <text:p>881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7786">
            <text:p>877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1022688">
            <text:p>10226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7844">
            <text:p>878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124302">
            <text:p>1243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134636">
            <text:p>1346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106735">
            <text:p>1067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115635">
            <text:p>1156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7740">
            <text:p>877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154707">
            <text:p>1547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9406">
            <text:p>894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8401">
            <text:p>884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8123">
            <text:p>881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7790">
            <text:p>877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8191">
            <text:p>881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7905">
            <text:p>879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8527">
            <text:p>885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170114">
            <text:p>1701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206712">
            <text:p>2067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132597">
            <text:p>1325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115214">
            <text:p>1152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123565">
            <text:p>1235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8168">
            <text:p>881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7936">
            <text:p>879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7886">
            <text:p>878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7909">
            <text:p>879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8647">
            <text:p>886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7850">
            <text:p>878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8046">
            <text:p>880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95459">
            <text:p>954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7999">
            <text:p>879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8072">
            <text:p>880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7743">
            <text:p>877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7514">
            <text:p>875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208241">
            <text:p>2082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125349">
            <text:p>1253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142679">
            <text:p>1426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124354">
            <text:p>1243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8152">
            <text:p>881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7906">
            <text:p>879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103270">
            <text:p>1032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8473">
            <text:p>884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7909">
            <text:p>879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99471">
            <text:p>994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8136">
            <text:p>881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7882">
            <text:p>878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90161">
            <text:p>901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8500">
            <text:p>885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7933">
            <text:p>879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88464">
            <text:p>884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126121">
            <text:p>1261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178518">
            <text:p>1785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124720">
            <text:p>1247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128262">
            <text:p>1282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50">
            <text:p>1150</text:p>
          </table:table-cell>
          <table:table-cell office:value-type="float" office:value="116470">
            <text:p>1164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1629">
            <text:p>916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105731">
            <text:p>1057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9215">
            <text:p>992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9017">
            <text:p>990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9123">
            <text:p>991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8350">
            <text:p>983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8068">
            <text:p>980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8619">
            <text:p>986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45570">
            <text:p>455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9159">
            <text:p>991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8867">
            <text:p>988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0931">
            <text:p>909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1462">
            <text:p>914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0747">
            <text:p>907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0829">
            <text:p>908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105202">
            <text:p>1052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0703">
            <text:p>907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0460">
            <text:p>9046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0700">
            <text:p>907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1471">
            <text:p>914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1439">
            <text:p>914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0511">
            <text:p>905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0984">
            <text:p>909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0906">
            <text:p>909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128069">
            <text:p>1280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126776">
            <text:p>1267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131984">
            <text:p>1319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1308">
            <text:p>913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1186">
            <text:p>911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158039">
            <text:p>1580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1171">
            <text:p>911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0987">
            <text:p>909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133498">
            <text:p>1334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2988">
            <text:p>929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0907">
            <text:p>909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1018">
            <text:p>910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1643">
            <text:p>916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0970">
            <text:p>909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3505">
            <text:p>935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175867">
            <text:p>1758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8915">
            <text:p>989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8269">
            <text:p>982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100474">
            <text:p>1004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9141">
            <text:p>991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8282">
            <text:p>982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8510">
            <text:p>985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8245">
            <text:p>982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0955">
            <text:p>909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0741">
            <text:p>907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107117">
            <text:p>1071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1092">
            <text:p>910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159509">
            <text:p>1595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117644">
            <text:p>1176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8402">
            <text:p>984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0792">
            <text:p>907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105789">
            <text:p>1057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0592">
            <text:p>905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0821">
            <text:p>908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0680">
            <text:p>906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127366">
            <text:p>1273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180766">
            <text:p>1807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150113">
            <text:p>1501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133601">
            <text:p>1336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127862">
            <text:p>1278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127321">
            <text:p>1273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0819">
            <text:p>908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0919">
            <text:p>909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1504">
            <text:p>915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0908">
            <text:p>909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0994">
            <text:p>909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0755">
            <text:p>907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1391">
            <text:p>913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0777">
            <text:p>907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1085">
            <text:p>910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0728">
            <text:p>907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120224">
            <text:p>1202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122914">
            <text:p>1229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103023">
            <text:p>1030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0520">
            <text:p>905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108440">
            <text:p>1084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208561">
            <text:p>2085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1000">
            <text:p>910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184166">
            <text:p>1841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150520">
            <text:p>1505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100217">
            <text:p>1002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1027">
            <text:p>910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0878">
            <text:p>908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1324">
            <text:p>913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0885">
            <text:p>908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1093">
            <text:p>910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131837">
            <text:p>1318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127280">
            <text:p>1272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171169">
            <text:p>1711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129932">
            <text:p>1299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127109">
            <text:p>1271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22934">
            <text:p>229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9310">
            <text:p>993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154498">
            <text:p>1544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117991">
            <text:p>1179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0">
            <text:p>1200</text:p>
          </table:table-cell>
          <table:table-cell office:value-type="float" office:value="98852">
            <text:p>988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86982">
            <text:p>1869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05521">
            <text:p>1055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47513">
            <text:p>1475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4901">
            <text:p>949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01285">
            <text:p>1012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01491">
            <text:p>1014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01769">
            <text:p>1017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01383">
            <text:p>1013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02084">
            <text:p>1020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01562">
            <text:p>1015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01519">
            <text:p>1015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881">
            <text:p>9388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4739">
            <text:p>947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96577">
            <text:p>1965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4367">
            <text:p>943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83620">
            <text:p>836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02188">
            <text:p>1021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01547">
            <text:p>1015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01774">
            <text:p>1017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01738">
            <text:p>1017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01192">
            <text:p>1011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01698">
            <text:p>1016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815">
            <text:p>938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4663">
            <text:p>9466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829">
            <text:p>938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824">
            <text:p>938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4058">
            <text:p>940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533">
            <text:p>935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588">
            <text:p>935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801">
            <text:p>938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539">
            <text:p>935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61443">
            <text:p>1614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4379">
            <text:p>943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470">
            <text:p>934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700">
            <text:p>937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606">
            <text:p>936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4505">
            <text:p>945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02068">
            <text:p>1020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81471">
            <text:p>1814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4030">
            <text:p>940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601">
            <text:p>936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4111">
            <text:p>941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565">
            <text:p>935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753">
            <text:p>937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734">
            <text:p>937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616">
            <text:p>936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104">
            <text:p>91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875">
            <text:p>938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7114">
            <text:p>971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212143">
            <text:p>2121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19588">
            <text:p>1195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30546">
            <text:p>1305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36119">
            <text:p>1361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33137">
            <text:p>1331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95768">
            <text:p>1957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23256">
            <text:p>1232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29754">
            <text:p>1297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29912">
            <text:p>1299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754">
            <text:p>937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37118">
            <text:p>1371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678">
            <text:p>936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579">
            <text:p>935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667">
            <text:p>936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755">
            <text:p>937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602">
            <text:p>936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458">
            <text:p>934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757">
            <text:p>937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434">
            <text:p>934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879">
            <text:p>938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712">
            <text:p>937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4078">
            <text:p>940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4302">
            <text:p>943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863">
            <text:p>9386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669">
            <text:p>936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670">
            <text:p>936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917">
            <text:p>939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489">
            <text:p>934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945">
            <text:p>939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695">
            <text:p>936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61652">
            <text:p>1616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069">
            <text:p>930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01528">
            <text:p>1015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4124">
            <text:p>941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830">
            <text:p>938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23420">
            <text:p>1234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30208">
            <text:p>1302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30606">
            <text:p>1306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059705">
            <text:p>10597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01626">
            <text:p>1016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01135">
            <text:p>1011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02055">
            <text:p>1020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01744">
            <text:p>1017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01152">
            <text:p>1011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73205">
            <text:p>1732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384">
            <text:p>933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628">
            <text:p>936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03037">
            <text:p>1030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02523">
            <text:p>1025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93630">
            <text:p>936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50">
            <text:p>1250</text:p>
          </table:table-cell>
          <table:table-cell office:value-type="float" office:value="129192">
            <text:p>1291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57151">
            <text:p>571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35734">
            <text:p>357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96968">
            <text:p>969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96612">
            <text:p>966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96455">
            <text:p>964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96686">
            <text:p>966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96384">
            <text:p>963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96746">
            <text:p>967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32622">
            <text:p>13262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33532">
            <text:p>1335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97909">
            <text:p>1979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96537">
            <text:p>965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16525">
            <text:p>1165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33225">
            <text:p>1332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33059">
            <text:p>1330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34025">
            <text:p>1340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36180">
            <text:p>1361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41244">
            <text:p>1412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71041">
            <text:p>1710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97826">
            <text:p>978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214129">
            <text:p>2141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33979">
            <text:p>1339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24003">
            <text:p>1240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35422">
            <text:p>13542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33988">
            <text:p>1339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33348">
            <text:p>1333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30069">
            <text:p>10300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225635">
            <text:p>2256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33630">
            <text:p>1336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33223">
            <text:p>1332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44822">
            <text:p>14482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36520">
            <text:p>1365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40506">
            <text:p>1405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5358">
            <text:p>1053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6843">
            <text:p>1068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10306">
            <text:p>1103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5393">
            <text:p>1053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4955">
            <text:p>1049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5151">
            <text:p>1051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4702">
            <text:p>1047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4687">
            <text:p>1046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5277">
            <text:p>1052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4806">
            <text:p>1048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5020">
            <text:p>1050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4709">
            <text:p>1047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24620">
            <text:p>1246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6119">
            <text:p>1061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4886">
            <text:p>1048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9057">
            <text:p>1090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5330">
            <text:p>1053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4470">
            <text:p>1044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4666">
            <text:p>1046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4566">
            <text:p>1045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4753">
            <text:p>1047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7695">
            <text:p>1076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6568">
            <text:p>1065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4959">
            <text:p>1049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4861">
            <text:p>1048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5267">
            <text:p>1052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5281">
            <text:p>10528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5177">
            <text:p>1051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4648">
            <text:p>1046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24168">
            <text:p>1241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23873">
            <text:p>1238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24577">
            <text:p>1245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24387">
            <text:p>1243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23992">
            <text:p>1239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26681">
            <text:p>12668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29499">
            <text:p>1294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39416">
            <text:p>1394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5897">
            <text:p>1058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5412">
            <text:p>1054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4850">
            <text:p>1048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5540">
            <text:p>1055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5559">
            <text:p>1055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5214">
            <text:p>1052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4812">
            <text:p>1048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200734">
            <text:p>2007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4804">
            <text:p>1048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6379">
            <text:p>1063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18732">
            <text:p>1187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24042">
            <text:p>1240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24070">
            <text:p>1240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208382">
            <text:p>2083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24150">
            <text:p>1241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7644">
            <text:p>1076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37342">
            <text:p>1373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24105">
            <text:p>1241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6122">
            <text:p>10612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29927">
            <text:p>1299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25084">
            <text:p>1250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60335">
            <text:p>1603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6826">
            <text:p>1068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4924">
            <text:p>1049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4843">
            <text:p>1048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5038">
            <text:p>1050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4984">
            <text:p>1049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4935">
            <text:p>1049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04475">
            <text:p>1044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  <table:table-cell office:value-type="float" office:value="177736">
            <text:p>1777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33844">
            <text:p>1338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28139">
            <text:p>1281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26813">
            <text:p>1268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27003">
            <text:p>1270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29052">
            <text:p>1290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27017">
            <text:p>1270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8779">
            <text:p>1087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8785">
            <text:p>1087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9875">
            <text:p>1098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8653">
            <text:p>1086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8750">
            <text:p>1087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8667">
            <text:p>1086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7795">
            <text:p>1077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7885">
            <text:p>1078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82731">
            <text:p>1827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8519">
            <text:p>1085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27467">
            <text:p>1274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27264">
            <text:p>1272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29585">
            <text:p>1295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30647">
            <text:p>1306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27017">
            <text:p>1270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27057">
            <text:p>1270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40999">
            <text:p>1409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28639">
            <text:p>1286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8036">
            <text:p>1080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7680">
            <text:p>1076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7853">
            <text:p>1078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8186">
            <text:p>1081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8791">
            <text:p>1087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8770">
            <text:p>1087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8260">
            <text:p>10826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7615">
            <text:p>1076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8591">
            <text:p>1085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7829">
            <text:p>1078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7995">
            <text:p>1079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8093">
            <text:p>1080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97830">
            <text:p>1978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57137">
            <text:p>1571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9871">
            <text:p>1098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8436">
            <text:p>1084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9444">
            <text:p>1094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8011">
            <text:p>1080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7913">
            <text:p>1079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96592">
            <text:p>1965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27955">
            <text:p>1279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28026">
            <text:p>1280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27347">
            <text:p>1273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50979">
            <text:p>1509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7943">
            <text:p>1079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7942">
            <text:p>1079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7764">
            <text:p>1077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8574">
            <text:p>1085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7370">
            <text:p>1073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7862">
            <text:p>1078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7857">
            <text:p>1078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46617">
            <text:p>1466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9307">
            <text:p>1093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8130">
            <text:p>1081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8357">
            <text:p>1083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7788">
            <text:p>1077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8597">
            <text:p>1085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8019">
            <text:p>1080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7832">
            <text:p>1078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21110">
            <text:p>1211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27057">
            <text:p>1270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86497">
            <text:p>1864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26358">
            <text:p>263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4685">
            <text:p>1046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4650">
            <text:p>1046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4710">
            <text:p>1047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25389">
            <text:p>1253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5051">
            <text:p>1050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4831">
            <text:p>1048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4237">
            <text:p>1042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6979">
            <text:p>1069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4738">
            <text:p>1047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23564">
            <text:p>1235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25232">
            <text:p>1252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23964">
            <text:p>1239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23511">
            <text:p>1235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23116">
            <text:p>1231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23191">
            <text:p>1231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5131">
            <text:p>1051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46254">
            <text:p>1462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5279">
            <text:p>1052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34317">
            <text:p>1343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5056">
            <text:p>1050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4360">
            <text:p>10436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4397">
            <text:p>1043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06169">
            <text:p>1061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223051">
            <text:p>2230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24322">
            <text:p>12432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175578">
            <text:p>11755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11613">
            <text:p>1116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12110">
            <text:p>1121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11866">
            <text:p>1118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11778">
            <text:p>1117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11357">
            <text:p>1113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11391">
            <text:p>1113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0">
            <text:p>1350</text:p>
          </table:table-cell>
          <table:table-cell office:value-type="float" office:value="111179">
            <text:p>1111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4757">
            <text:p>1147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5999">
            <text:p>1159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4795">
            <text:p>1147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36651">
            <text:p>1366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36589">
            <text:p>1365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4470">
            <text:p>1144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4527">
            <text:p>1145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4630">
            <text:p>1146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93767">
            <text:p>1937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4832">
            <text:p>1148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4022">
            <text:p>11402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8173">
            <text:p>1181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4677">
            <text:p>1146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5296">
            <text:p>1152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4928">
            <text:p>1149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34972">
            <text:p>1349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5058">
            <text:p>1150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5119">
            <text:p>1151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6183">
            <text:p>1161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2002">
            <text:p>1120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1546">
            <text:p>1115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41169">
            <text:p>1411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3357">
            <text:p>1133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1580">
            <text:p>1115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5803">
            <text:p>1158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0827">
            <text:p>1108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1001">
            <text:p>1110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36211">
            <text:p>1362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0619">
            <text:p>1106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2934">
            <text:p>1129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2044">
            <text:p>1120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1260">
            <text:p>11126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0764">
            <text:p>1107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1670">
            <text:p>1116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0962">
            <text:p>1109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1039">
            <text:p>1110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0920">
            <text:p>1109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31851">
            <text:p>1318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1397">
            <text:p>1113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0870">
            <text:p>1108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0645">
            <text:p>1106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1357">
            <text:p>1113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1092">
            <text:p>1110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1590">
            <text:p>1115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1231">
            <text:p>1112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0704">
            <text:p>1107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29856">
            <text:p>1298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29569">
            <text:p>1295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33563">
            <text:p>13356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53287">
            <text:p>1532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0605">
            <text:p>1106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1832">
            <text:p>1118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0669">
            <text:p>1106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30152">
            <text:p>1301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213052">
            <text:p>2130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0880">
            <text:p>1108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0470">
            <text:p>1104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3871">
            <text:p>1138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1304">
            <text:p>1113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59029">
            <text:p>1590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81975">
            <text:p>1819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3171">
            <text:p>1131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0757">
            <text:p>1107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0580">
            <text:p>1105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076615">
            <text:p>10766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30224">
            <text:p>1302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28728">
            <text:p>1287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0197">
            <text:p>1101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0769">
            <text:p>1107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0592">
            <text:p>1105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41250">
            <text:p>1412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1990">
            <text:p>1119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0952">
            <text:p>1109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0818">
            <text:p>1108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31572">
            <text:p>1315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46543">
            <text:p>465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0626">
            <text:p>1106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1330">
            <text:p>1113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0847">
            <text:p>1108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0895">
            <text:p>1108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0652">
            <text:p>1106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1381">
            <text:p>11138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0600">
            <text:p>1106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0751">
            <text:p>1107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0550">
            <text:p>1105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2151">
            <text:p>1121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0933">
            <text:p>1109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27891">
            <text:p>1278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85299">
            <text:p>1852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3298">
            <text:p>1132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1197">
            <text:p>1111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1994">
            <text:p>1119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1003">
            <text:p>1110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0544">
            <text:p>1105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0486">
            <text:p>1104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0773">
            <text:p>1107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29464">
            <text:p>1294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214667">
            <text:p>2146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42124">
            <text:p>1421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10761">
            <text:p>1107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3966">
            <text:p>1139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4243">
            <text:p>1142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3977">
            <text:p>1139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3755">
            <text:p>1137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3435">
            <text:p>1134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4382">
            <text:p>1143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200716">
            <text:p>2007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32895">
            <text:p>1328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32243">
            <text:p>1322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6173">
            <text:p>1161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3546">
            <text:p>1135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3737">
            <text:p>1137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3108">
            <text:p>1131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3554">
            <text:p>1135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50422">
            <text:p>5042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37027">
            <text:p>1370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32777">
            <text:p>1327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7404">
            <text:p>1174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7468">
            <text:p>1174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4893">
            <text:p>1148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5997">
            <text:p>1159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215819">
            <text:p>2158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37009">
            <text:p>1370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89693">
            <text:p>1896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69985">
            <text:p>1699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201395">
            <text:p>2013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6380">
            <text:p>1163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5230">
            <text:p>1152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32437">
            <text:p>1324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078839">
            <text:p>10788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5174">
            <text:p>1151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6010">
            <text:p>1160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3765">
            <text:p>1137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4511">
            <text:p>1145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3814">
            <text:p>1138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44400">
            <text:p>1444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82917">
            <text:p>1829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3933">
            <text:p>1139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3839">
            <text:p>1138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3710">
            <text:p>1137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46772">
            <text:p>467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76395">
            <text:p>1763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4602">
            <text:p>1146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5056">
            <text:p>1150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3666">
            <text:p>1136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4449">
            <text:p>1144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3898">
            <text:p>1138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3871">
            <text:p>1138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4747">
            <text:p>1147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243987">
            <text:p>2439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4444">
            <text:p>1144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3709">
            <text:p>1137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3733">
            <text:p>1137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3571">
            <text:p>1135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34106">
            <text:p>1341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32910">
            <text:p>1329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34326">
            <text:p>1343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89596">
            <text:p>1895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3739">
            <text:p>1137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3357">
            <text:p>1133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3816">
            <text:p>1138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3553">
            <text:p>1135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6559">
            <text:p>1165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4428">
            <text:p>1144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210838">
            <text:p>2108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35579">
            <text:p>1355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3776">
            <text:p>1137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4772">
            <text:p>1147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3869">
            <text:p>1138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4274">
            <text:p>1142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3484">
            <text:p>1134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6147">
            <text:p>1161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4106">
            <text:p>1141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4009">
            <text:p>1140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3268">
            <text:p>1132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32411">
            <text:p>1324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36936">
            <text:p>1369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32412">
            <text:p>1324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4107">
            <text:p>1141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4688">
            <text:p>1146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222424">
            <text:p>2224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9847">
            <text:p>1198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3567">
            <text:p>1135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4026">
            <text:p>1140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3668">
            <text:p>1136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88178">
            <text:p>1881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4122">
            <text:p>11412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4297">
            <text:p>1142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3855">
            <text:p>1138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4181">
            <text:p>11418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32574">
            <text:p>1325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44159">
            <text:p>1441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34129">
            <text:p>1341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207023">
            <text:p>2070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4151">
            <text:p>1141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3723">
            <text:p>1137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3450">
            <text:p>1134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3554">
            <text:p>1135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3631">
            <text:p>1136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50">
            <text:p>1450</text:p>
          </table:table-cell>
          <table:table-cell office:value-type="float" office:value="113515">
            <text:p>1135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8294">
            <text:p>1182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9956">
            <text:p>1199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20169">
            <text:p>1201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860">
            <text:p>11686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7293">
            <text:p>1172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7241">
            <text:p>1172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36259">
            <text:p>1362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76113">
            <text:p>761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7825">
            <text:p>1178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7519">
            <text:p>1175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36453">
            <text:p>1364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222288">
            <text:p>2222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7066">
            <text:p>1170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631">
            <text:p>1166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029317">
            <text:p>10293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53222">
            <text:p>5322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36171">
            <text:p>1361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37113">
            <text:p>1371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567">
            <text:p>1165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893">
            <text:p>1168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208092">
            <text:p>2080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7249">
            <text:p>1172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549">
            <text:p>1165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570">
            <text:p>1165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82580">
            <text:p>825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36267">
            <text:p>1362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35297">
            <text:p>1352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931">
            <text:p>1169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7873">
            <text:p>1178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576">
            <text:p>1165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596">
            <text:p>1165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7110">
            <text:p>1171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921">
            <text:p>1169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715">
            <text:p>1167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44032">
            <text:p>1440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222858">
            <text:p>2228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39188">
            <text:p>1391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37437">
            <text:p>1374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649">
            <text:p>1166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752">
            <text:p>1167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7446">
            <text:p>1174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7783">
            <text:p>1177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21561">
            <text:p>215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7376">
            <text:p>1173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7011">
            <text:p>1170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7266">
            <text:p>1172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7409">
            <text:p>1174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820">
            <text:p>1168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23392">
            <text:p>1233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7556">
            <text:p>1175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7081">
            <text:p>11708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659">
            <text:p>1166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847">
            <text:p>1168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650">
            <text:p>1166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756">
            <text:p>1167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36514">
            <text:p>1365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35958">
            <text:p>1359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36345">
            <text:p>1363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43341">
            <text:p>1433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7160">
            <text:p>11716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569">
            <text:p>1165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32302">
            <text:p>1323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36126">
            <text:p>1361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905">
            <text:p>1169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548">
            <text:p>1165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607">
            <text:p>1166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7176">
            <text:p>1171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552">
            <text:p>1165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677">
            <text:p>1166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37297">
            <text:p>1372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941">
            <text:p>1169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200737">
            <text:p>2007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52992">
            <text:p>1529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7554">
            <text:p>1175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940">
            <text:p>1169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7228">
            <text:p>1172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892">
            <text:p>1168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392">
            <text:p>1163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553">
            <text:p>1165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62274">
            <text:p>622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36343">
            <text:p>1363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36163">
            <text:p>13616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99281">
            <text:p>9928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7166">
            <text:p>1171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999">
            <text:p>1169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977">
            <text:p>1169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7209">
            <text:p>1172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20037">
            <text:p>1200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7888">
            <text:p>178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36233">
            <text:p>1362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369">
            <text:p>1163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961">
            <text:p>1169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615">
            <text:p>1166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580">
            <text:p>1165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298">
            <text:p>1162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6652">
            <text:p>1166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17107">
            <text:p>1171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43564">
            <text:p>1435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36592">
            <text:p>1365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136397">
            <text:p>1363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20603">
            <text:p>1206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220752">
            <text:p>2207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43588">
            <text:p>1435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30224">
            <text:p>1302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24554">
            <text:p>1245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23738">
            <text:p>1237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24056">
            <text:p>1240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25157">
            <text:p>1251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4779">
            <text:p>1147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52477">
            <text:p>1524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975009">
            <text:p>9750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4233">
            <text:p>1142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4668">
            <text:p>1146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4600">
            <text:p>1146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4156">
            <text:p>1141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47710">
            <text:p>1477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96535">
            <text:p>1965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40245">
            <text:p>1402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41726">
            <text:p>1417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42259">
            <text:p>1422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23580">
            <text:p>1235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23464">
            <text:p>1234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4326">
            <text:p>1143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83343">
            <text:p>1833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4741">
            <text:p>1147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4324">
            <text:p>1143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4659">
            <text:p>1146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0259">
            <text:p>1102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35462">
            <text:p>1354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42116">
            <text:p>1421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1283">
            <text:p>1112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20921">
            <text:p>1209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9904">
            <text:p>1199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9767">
            <text:p>1197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9996">
            <text:p>1199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36755">
            <text:p>1367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36941">
            <text:p>1369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206137">
            <text:p>2061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0389">
            <text:p>1103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0538">
            <text:p>1105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0208">
            <text:p>1102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0505">
            <text:p>1105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0489">
            <text:p>1104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0993">
            <text:p>1109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0213">
            <text:p>1102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48194">
            <text:p>1481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45980">
            <text:p>1459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38055">
            <text:p>1380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0587">
            <text:p>1105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0370">
            <text:p>1103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0735">
            <text:p>1107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0033">
            <text:p>1100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918840">
            <text:p>9188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1161">
            <text:p>1111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47527">
            <text:p>1475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46029">
            <text:p>1460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48605">
            <text:p>1486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46469">
            <text:p>1464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25485">
            <text:p>1254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48564">
            <text:p>1485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20094">
            <text:p>1200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9699">
            <text:p>1196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9811">
            <text:p>1198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20011">
            <text:p>1200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20005">
            <text:p>1200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20308">
            <text:p>1203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46096">
            <text:p>1460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48072">
            <text:p>1480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47621">
            <text:p>1476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24232">
            <text:p>1242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5904">
            <text:p>159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20093">
            <text:p>1200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95466">
            <text:p>1954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0414">
            <text:p>1104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0727">
            <text:p>1107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0641">
            <text:p>1106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9691">
            <text:p>1196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1368">
            <text:p>1113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38172">
            <text:p>1381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4221">
            <text:p>1142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20416">
            <text:p>1204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9871">
            <text:p>1198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9729">
            <text:p>1197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9798">
            <text:p>1197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36182">
            <text:p>1361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48214">
            <text:p>1482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37804">
            <text:p>1378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39540">
            <text:p>1395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20835">
            <text:p>1208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20520">
            <text:p>1205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20554">
            <text:p>1205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20177">
            <text:p>1201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20022">
            <text:p>12002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46407">
            <text:p>1464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46645">
            <text:p>1466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45497">
            <text:p>1454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46449">
            <text:p>1464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21600">
            <text:p>1216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0">
            <text:p>1550</text:p>
          </table:table-cell>
          <table:table-cell office:value-type="float" office:value="110221">
            <text:p>1102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3308">
            <text:p>1133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3461">
            <text:p>1134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4148">
            <text:p>1141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3513">
            <text:p>1135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3606">
            <text:p>1136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3117">
            <text:p>1131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3508">
            <text:p>1135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49045">
            <text:p>1490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48803">
            <text:p>1488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23256">
            <text:p>1232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57507">
            <text:p>575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23392">
            <text:p>1233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31253">
            <text:p>1312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3430">
            <text:p>1134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50682">
            <text:p>1506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213972">
            <text:p>2139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4083">
            <text:p>1140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214166">
            <text:p>2141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43706">
            <text:p>1437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23117">
            <text:p>1231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23089">
            <text:p>1230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22854">
            <text:p>1228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23308">
            <text:p>1233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41665">
            <text:p>1416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49889">
            <text:p>1498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27397">
            <text:p>1273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3419">
            <text:p>1134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3364">
            <text:p>1133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2971">
            <text:p>1129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91344">
            <text:p>913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45718">
            <text:p>1457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5295">
            <text:p>1152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230451">
            <text:p>2304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40851">
            <text:p>1408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22404">
            <text:p>1224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22640">
            <text:p>1226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22966">
            <text:p>1229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23406">
            <text:p>1234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23026">
            <text:p>1230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40337">
            <text:p>1403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39714">
            <text:p>1397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22218">
            <text:p>1222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2962">
            <text:p>1129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3344">
            <text:p>1133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3718">
            <text:p>1137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29083">
            <text:p>1290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4245">
            <text:p>1142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2938">
            <text:p>1129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907827">
            <text:p>9078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42184">
            <text:p>1421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22738">
            <text:p>1227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22637">
            <text:p>1226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22733">
            <text:p>1227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22549">
            <text:p>1225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22388">
            <text:p>1223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3220">
            <text:p>1132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0906">
            <text:p>109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50160">
            <text:p>15016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3533">
            <text:p>1135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3323">
            <text:p>1133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30087">
            <text:p>1300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4117">
            <text:p>1141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3826">
            <text:p>1138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66084">
            <text:p>1660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3783">
            <text:p>1137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3107">
            <text:p>1131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23053">
            <text:p>1230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22870">
            <text:p>1228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22773">
            <text:p>1227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23331">
            <text:p>1233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22824">
            <text:p>1228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206845">
            <text:p>2068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3204">
            <text:p>1132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23516">
            <text:p>1235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40503">
            <text:p>1405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22958">
            <text:p>1229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23115">
            <text:p>1231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23432">
            <text:p>1234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23749">
            <text:p>1237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22684">
            <text:p>1226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40052">
            <text:p>1400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39906">
            <text:p>1399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3466">
            <text:p>1134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3586">
            <text:p>1135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3024">
            <text:p>1130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4660">
            <text:p>11466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022520">
            <text:p>10225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42894">
            <text:p>1428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39917">
            <text:p>1399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23159">
            <text:p>1231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9844">
            <text:p>1198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23607">
            <text:p>1236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23695">
            <text:p>1236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49480">
            <text:p>1494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62549">
            <text:p>1625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8494">
            <text:p>1184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2983">
            <text:p>1129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3368">
            <text:p>1133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3696">
            <text:p>1136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0">
            <text:p>1600</text:p>
          </table:table-cell>
          <table:table-cell office:value-type="float" office:value="113718">
            <text:p>1137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20472">
            <text:p>1204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7363">
            <text:p>11736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7032">
            <text:p>1170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44871">
            <text:p>1448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218872">
            <text:p>2188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26444">
            <text:p>1264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26257">
            <text:p>1262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26212">
            <text:p>1262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42270">
            <text:p>1422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229537">
            <text:p>2295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6410">
            <text:p>1164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6997">
            <text:p>1169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6618">
            <text:p>1166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60940">
            <text:p>1609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53823">
            <text:p>1538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26503">
            <text:p>1265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6286">
            <text:p>1162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27384">
            <text:p>1273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84605">
            <text:p>1846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49775">
            <text:p>1497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51944">
            <text:p>1519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27537">
            <text:p>1275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6234">
            <text:p>1162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26096">
            <text:p>1260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28221">
            <text:p>1282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208147">
            <text:p>2081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27199">
            <text:p>1271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29317">
            <text:p>1293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6232">
            <text:p>1162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45135">
            <text:p>1451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6798">
            <text:p>1167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6485">
            <text:p>1164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6859">
            <text:p>1168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50445">
            <text:p>1504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246270">
            <text:p>2462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6728">
            <text:p>1167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6115">
            <text:p>1161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6454">
            <text:p>1164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6138">
            <text:p>1161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54432">
            <text:p>1544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53011">
            <text:p>1530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926078">
            <text:p>9260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6531">
            <text:p>1165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6849">
            <text:p>1168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206239">
            <text:p>2062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53050">
            <text:p>1530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6372">
            <text:p>1163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6245">
            <text:p>1162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6275">
            <text:p>1162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6489">
            <text:p>1164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6114">
            <text:p>1161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214588">
            <text:p>2145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6439">
            <text:p>1164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5956">
            <text:p>1159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6519">
            <text:p>1165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6211">
            <text:p>1162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29841">
            <text:p>1298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26777">
            <text:p>1267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43371">
            <text:p>1433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26625">
            <text:p>1266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25743">
            <text:p>1257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26208">
            <text:p>1262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25861">
            <text:p>1258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51818">
            <text:p>1518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204921">
            <text:p>2049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6394">
            <text:p>1163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6573">
            <text:p>1165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6005">
            <text:p>1160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6716">
            <text:p>1167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6031">
            <text:p>1160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52232">
            <text:p>1522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206777">
            <text:p>2067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6379">
            <text:p>1163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6716">
            <text:p>1167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6336">
            <text:p>1163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6710">
            <text:p>1167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50822">
            <text:p>15082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51908">
            <text:p>1519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6916">
            <text:p>1169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27998">
            <text:p>1279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7077">
            <text:p>1170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42156">
            <text:p>1421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53778">
            <text:p>1537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6950">
            <text:p>1169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232857">
            <text:p>2328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7526">
            <text:p>1175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16955">
            <text:p>1169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26192">
            <text:p>1261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62078">
            <text:p>1620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31604">
            <text:p>1316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27741">
            <text:p>1277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27636">
            <text:p>1276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46233">
            <text:p>1462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25947">
            <text:p>1259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26123">
            <text:p>1261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63873">
            <text:p>1638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50928">
            <text:p>1509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45969">
            <text:p>1459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27011">
            <text:p>1270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50">
            <text:p>1650</text:p>
          </table:table-cell>
          <table:table-cell office:value-type="float" office:value="126228">
            <text:p>1262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49128">
            <text:p>1491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48309">
            <text:p>1483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9633">
            <text:p>1296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9217">
            <text:p>1292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216651">
            <text:p>2166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9261">
            <text:p>1292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9724">
            <text:p>1297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9931">
            <text:p>1299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9418">
            <text:p>1294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48155">
            <text:p>1481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9496">
            <text:p>1294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65365">
            <text:p>1653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1598">
            <text:p>1215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19864">
            <text:p>1198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69732">
            <text:p>1697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55120">
            <text:p>1551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19576">
            <text:p>1195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0140">
            <text:p>1201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19723">
            <text:p>1197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19530">
            <text:p>1195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53893">
            <text:p>1538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55724">
            <text:p>1557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19873">
            <text:p>1198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0219">
            <text:p>1202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19988">
            <text:p>1199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40417">
            <text:p>1404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52986">
            <text:p>1529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0037">
            <text:p>1200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19522">
            <text:p>11952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19626">
            <text:p>1196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56127">
            <text:p>1561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62530">
            <text:p>1625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9615">
            <text:p>1296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19587">
            <text:p>1195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19801">
            <text:p>1198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54961">
            <text:p>1549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58634">
            <text:p>1586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35289">
            <text:p>1352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237457">
            <text:p>2374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30016">
            <text:p>1300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9166">
            <text:p>1291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9338">
            <text:p>1293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210051">
            <text:p>2100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9995">
            <text:p>1299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33516">
            <text:p>1335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57551">
            <text:p>1575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9347">
            <text:p>1293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9319">
            <text:p>1293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79818">
            <text:p>798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48470">
            <text:p>1484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8839">
            <text:p>1288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8813">
            <text:p>1288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9702">
            <text:p>1297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55909">
            <text:p>1559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30071">
            <text:p>1300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42954">
            <text:p>1429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9785">
            <text:p>1297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48468">
            <text:p>1484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9733">
            <text:p>1297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9654">
            <text:p>1296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9595">
            <text:p>1295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215969">
            <text:p>2159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9824">
            <text:p>1298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9850">
            <text:p>1298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62586">
            <text:p>625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298255">
            <text:p>2982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30735">
            <text:p>1307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55969">
            <text:p>1559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30753">
            <text:p>1307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30242">
            <text:p>1302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9513">
            <text:p>1295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48614">
            <text:p>1486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32392">
            <text:p>1323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30335">
            <text:p>1303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9848">
            <text:p>1298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30277">
            <text:p>1302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49360">
            <text:p>14936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9423">
            <text:p>1294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9436">
            <text:p>1294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30634">
            <text:p>1306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49055">
            <text:p>1490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30308">
            <text:p>1303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9684">
            <text:p>1296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9830">
            <text:p>1298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47826">
            <text:p>1478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9229">
            <text:p>1292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9951">
            <text:p>1299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9859">
            <text:p>1298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47474">
            <text:p>1474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9983">
            <text:p>1299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9149">
            <text:p>1291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52196">
            <text:p>1521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30414">
            <text:p>1304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9605">
            <text:p>1296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48479">
            <text:p>1484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9183">
            <text:p>1291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9653">
            <text:p>1296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29552">
            <text:p>1295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47366">
            <text:p>1473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0">
            <text:p>1700</text:p>
          </table:table-cell>
          <table:table-cell office:value-type="float" office:value="130226">
            <text:p>1302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2920">
            <text:p>1329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2344">
            <text:p>1323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51342">
            <text:p>1513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2617">
            <text:p>1326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2005">
            <text:p>1320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220396">
            <text:p>2203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3049">
            <text:p>1330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3416">
            <text:p>1334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2990">
            <text:p>1329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50326">
            <text:p>1503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52037">
            <text:p>1520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3126">
            <text:p>1331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3558">
            <text:p>1335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50298">
            <text:p>1502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2177">
            <text:p>1321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48207">
            <text:p>1482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2187">
            <text:p>1321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3892">
            <text:p>1338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52111">
            <text:p>1521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2434">
            <text:p>1324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2632">
            <text:p>1326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2122">
            <text:p>13212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53803">
            <text:p>1538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3649">
            <text:p>1336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2323">
            <text:p>1323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2830">
            <text:p>1328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263655">
            <text:p>2636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2611">
            <text:p>1326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2812">
            <text:p>1328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84461">
            <text:p>844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2932">
            <text:p>1329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48667">
            <text:p>1486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2115">
            <text:p>1321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51669">
            <text:p>1516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2291">
            <text:p>1322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2402">
            <text:p>1324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217480">
            <text:p>2174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4590">
            <text:p>1345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4194">
            <text:p>1341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6211">
            <text:p>1362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72584">
            <text:p>1725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3101">
            <text:p>1331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2528">
            <text:p>1325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60210">
            <text:p>1602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54257">
            <text:p>1542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50526">
            <text:p>1505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2535">
            <text:p>1325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6251">
            <text:p>162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78923">
            <text:p>1789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200011">
            <text:p>2000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59160">
            <text:p>15916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23346">
            <text:p>1233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78453">
            <text:p>784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71170">
            <text:p>1711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59798">
            <text:p>1597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2984">
            <text:p>1329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22059">
            <text:p>1220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22442">
            <text:p>1224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22199">
            <text:p>1221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217747">
            <text:p>2177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22354">
            <text:p>1223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22045">
            <text:p>1220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22237">
            <text:p>1222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67395">
            <text:p>673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2736">
            <text:p>1327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22180">
            <text:p>1221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89743">
            <text:p>1897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70781">
            <text:p>17078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22391">
            <text:p>1223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226717">
            <text:p>2267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23103">
            <text:p>1231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4023">
            <text:p>1340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218395">
            <text:p>2183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2845">
            <text:p>1328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2274">
            <text:p>1322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2917">
            <text:p>1329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56613">
            <text:p>1566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22173">
            <text:p>1221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23806">
            <text:p>1238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23088">
            <text:p>1230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58926">
            <text:p>1589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54468">
            <text:p>1544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22287">
            <text:p>1222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22632">
            <text:p>1226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220668">
            <text:p>2206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22199">
            <text:p>1221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22008">
            <text:p>1220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21861">
            <text:p>1218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21954">
            <text:p>1219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61560">
            <text:p>16156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22062">
            <text:p>1220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22992">
            <text:p>1229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22551">
            <text:p>1225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22732">
            <text:p>1227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58568">
            <text:p>1585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52925">
            <text:p>1529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57544">
            <text:p>1575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3505">
            <text:p>1335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65323">
            <text:p>1653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50">
            <text:p>1750</text:p>
          </table:table-cell>
          <table:table-cell office:value-type="float" office:value="132553">
            <text:p>1325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39407">
            <text:p>1394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35857">
            <text:p>1358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62053">
            <text:p>1620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93207">
            <text:p>1932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5404">
            <text:p>1254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5524">
            <text:p>1255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5764">
            <text:p>1257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5061">
            <text:p>1250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7662">
            <text:p>1276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48338">
            <text:p>1483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35929">
            <text:p>1359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35917">
            <text:p>1359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53894">
            <text:p>1538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35637">
            <text:p>1356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36491">
            <text:p>1364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5509">
            <text:p>1255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220226">
            <text:p>2202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41648">
            <text:p>1416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4964">
            <text:p>1249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31473">
            <text:p>1314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62843">
            <text:p>1628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36511">
            <text:p>1365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36255">
            <text:p>1362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64039">
            <text:p>1640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35220">
            <text:p>1352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35346">
            <text:p>1353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42377">
            <text:p>1423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222837">
            <text:p>2228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5287">
            <text:p>1252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35538">
            <text:p>1355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4859">
            <text:p>1248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60876">
            <text:p>1608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40497">
            <text:p>1404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5398">
            <text:p>1253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226765">
            <text:p>2267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62048">
            <text:p>1620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4940">
            <text:p>1249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4757">
            <text:p>1247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4948">
            <text:p>1249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63744">
            <text:p>1637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5758">
            <text:p>1257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39990">
            <text:p>1399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34649">
            <text:p>1346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54651">
            <text:p>1546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61808">
            <text:p>1618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33291">
            <text:p>332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37434">
            <text:p>1374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35828">
            <text:p>1358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54895">
            <text:p>1548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35153">
            <text:p>1351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45593">
            <text:p>455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75023">
            <text:p>1750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228180">
            <text:p>2281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5261">
            <text:p>1252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4975">
            <text:p>1249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5390">
            <text:p>1253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61062">
            <text:p>1610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4965">
            <text:p>1249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5341">
            <text:p>1253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64866">
            <text:p>1648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74232">
            <text:p>1742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5421">
            <text:p>1254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75897">
            <text:p>758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36204">
            <text:p>1362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5331">
            <text:p>1253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95187">
            <text:p>1951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5229">
            <text:p>1252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61306">
            <text:p>1613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62698">
            <text:p>1626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5134">
            <text:p>1251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4791">
            <text:p>1247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93834">
            <text:p>938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54378">
            <text:p>1543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54177">
            <text:p>1541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35399">
            <text:p>1353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35555">
            <text:p>1355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61193">
            <text:p>1611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63515">
            <text:p>1635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6098">
            <text:p>1260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5851">
            <text:p>1258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64019">
            <text:p>1640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4593">
            <text:p>1245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6845">
            <text:p>1268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0992">
            <text:p>1209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42300">
            <text:p>1423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5079">
            <text:p>1250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5124">
            <text:p>1251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4725">
            <text:p>1247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5187">
            <text:p>1251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61802">
            <text:p>1618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5398">
            <text:p>1253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5886">
            <text:p>1258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5298">
            <text:p>1252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61734">
            <text:p>1617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4877">
            <text:p>1248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4952">
            <text:p>1249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258267">
            <text:p>2582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68988">
            <text:p>1689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4912">
            <text:p>1249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  <table:table-cell office:value-type="float" office:value="125462">
            <text:p>1254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28156">
            <text:p>1281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65010">
            <text:p>1650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32409">
            <text:p>324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28865">
            <text:p>1288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92499">
            <text:p>924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58669">
            <text:p>1586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39143">
            <text:p>1391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253115">
            <text:p>2531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69533">
            <text:p>1695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66989">
            <text:p>1669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70361">
            <text:p>1703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37040">
            <text:p>1370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26165">
            <text:p>1261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26207">
            <text:p>1262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26286">
            <text:p>1262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25938">
            <text:p>1259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26339">
            <text:p>1263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28289">
            <text:p>1282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62121">
            <text:p>1621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26166">
            <text:p>1261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40347">
            <text:p>1403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218236">
            <text:p>2182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53892">
            <text:p>1538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36763">
            <text:p>13676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37194">
            <text:p>1371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36883">
            <text:p>1368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36925">
            <text:p>1369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36512">
            <text:p>1365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39134">
            <text:p>1391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52252">
            <text:p>1522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36213">
            <text:p>1362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36531">
            <text:p>1365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770899">
            <text:p>7708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40802">
            <text:p>1408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42047">
            <text:p>1420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40631">
            <text:p>1406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59456">
            <text:p>1594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40710">
            <text:p>1407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41385">
            <text:p>1413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58430">
            <text:p>1584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41303">
            <text:p>1413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40883">
            <text:p>1408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73765">
            <text:p>1737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226616">
            <text:p>2266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40674">
            <text:p>1406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41547">
            <text:p>1415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41709">
            <text:p>1417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58642">
            <text:p>1586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40657">
            <text:p>1406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41666">
            <text:p>1416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61191">
            <text:p>1611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40648">
            <text:p>1406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40304">
            <text:p>1403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40901">
            <text:p>1409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59200">
            <text:p>1592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36604">
            <text:p>366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38923">
            <text:p>1389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56438">
            <text:p>1564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53637">
            <text:p>1536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38572">
            <text:p>1385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66373">
            <text:p>1663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38165">
            <text:p>1381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49243">
            <text:p>1492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54792">
            <text:p>1547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39777">
            <text:p>1397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38694">
            <text:p>1386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38425">
            <text:p>1384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226023">
            <text:p>2260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38739">
            <text:p>1387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38285">
            <text:p>1382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39503">
            <text:p>1395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39341">
            <text:p>1393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57168">
            <text:p>1571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39220">
            <text:p>1392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31903">
            <text:p>319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56665">
            <text:p>1566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38435">
            <text:p>1384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38885">
            <text:p>1388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54401">
            <text:p>1544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9420">
            <text:p>94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39165">
            <text:p>1391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54151">
            <text:p>1541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39065">
            <text:p>1390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38917">
            <text:p>1389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38393">
            <text:p>1383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55205">
            <text:p>1552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52418">
            <text:p>1524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46921">
            <text:p>1469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57557">
            <text:p>1575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39287">
            <text:p>1392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39011">
            <text:p>1390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00163">
            <text:p>10016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55824">
            <text:p>1558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38641">
            <text:p>1386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55735">
            <text:p>1557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28839">
            <text:p>1288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28446">
            <text:p>1284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25344">
            <text:p>1253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28180">
            <text:p>1281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127596">
            <text:p>1275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30773">
            <text:p>1307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67146">
            <text:p>1671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30791">
            <text:p>1307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30454">
            <text:p>1304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66758">
            <text:p>1667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8256">
            <text:p>1482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30665">
            <text:p>1306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3901">
            <text:p>1439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61111">
            <text:p>1611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30406">
            <text:p>1304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7431">
            <text:p>74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70478">
            <text:p>1704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69344">
            <text:p>1693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30284">
            <text:p>1302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30347">
            <text:p>1303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60603">
            <text:p>1606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31308">
            <text:p>1313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5549">
            <text:p>1455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31269">
            <text:p>1312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1645">
            <text:p>1416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60010">
            <text:p>1600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2812">
            <text:p>128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58814">
            <text:p>1588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252151">
            <text:p>2521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5665">
            <text:p>1456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30514">
            <text:p>1305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66605">
            <text:p>1666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2268">
            <text:p>1422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31209">
            <text:p>1312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30905">
            <text:p>1309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65314">
            <text:p>1653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31069">
            <text:p>1310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7557">
            <text:p>1475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30867">
            <text:p>1308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242337">
            <text:p>2423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5405">
            <text:p>1454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30779">
            <text:p>1307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64812">
            <text:p>1648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65804">
            <text:p>1658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2486">
            <text:p>1424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30606">
            <text:p>1306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227278">
            <text:p>2272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31327">
            <text:p>1313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1788">
            <text:p>1417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1650">
            <text:p>1416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1694">
            <text:p>1416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241823">
            <text:p>2418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2308">
            <text:p>1423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2340">
            <text:p>1423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66554">
            <text:p>1665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30399">
            <text:p>1303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30870">
            <text:p>1308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65825">
            <text:p>1658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65842">
            <text:p>1658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2013">
            <text:p>1420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1407">
            <text:p>1414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58784">
            <text:p>1587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87861">
            <text:p>1878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4748">
            <text:p>1447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2423">
            <text:p>1424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60788">
            <text:p>1607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2089">
            <text:p>1420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1886">
            <text:p>1418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62930">
            <text:p>1629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2672">
            <text:p>1426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2068">
            <text:p>1420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9783">
            <text:p>1497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61373">
            <text:p>1613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2260">
            <text:p>14226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75553">
            <text:p>755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64242">
            <text:p>1642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2184">
            <text:p>1421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2099">
            <text:p>1420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60178">
            <text:p>1601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1730">
            <text:p>1417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1929">
            <text:p>1419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60995">
            <text:p>1609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2124">
            <text:p>1421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2299">
            <text:p>1422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2214">
            <text:p>1422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51293">
            <text:p>1512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1917">
            <text:p>1419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2883">
            <text:p>1428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60419">
            <text:p>1604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1797">
            <text:p>1417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60466">
            <text:p>1604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69857">
            <text:p>1698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2541">
            <text:p>1425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229276">
            <text:p>2292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1961">
            <text:p>1419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241869">
            <text:p>2418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2513">
            <text:p>1425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1701">
            <text:p>1417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64753">
            <text:p>1647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2078">
            <text:p>1420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2031">
            <text:p>1420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59621">
            <text:p>1596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1591">
            <text:p>1415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141383">
            <text:p>1413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227303">
            <text:p>2273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44473">
            <text:p>1444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66971">
            <text:p>1669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45332">
            <text:p>1453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44568">
            <text:p>1445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62539">
            <text:p>1625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218498">
            <text:p>2184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45786">
            <text:p>1457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74013">
            <text:p>1740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45146">
            <text:p>1451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45572">
            <text:p>1455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63704">
            <text:p>1637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17525">
            <text:p>1175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260513">
            <text:p>2605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45106">
            <text:p>1451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64917">
            <text:p>1649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45950">
            <text:p>1459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63481">
            <text:p>16348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45660">
            <text:p>14566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45630">
            <text:p>1456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63223">
            <text:p>1632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46496">
            <text:p>1464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45784">
            <text:p>1457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64466">
            <text:p>1644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46016">
            <text:p>1460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63357">
            <text:p>1633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44930">
            <text:p>1449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44855">
            <text:p>1448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44992">
            <text:p>1449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225703">
            <text:p>2257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45176">
            <text:p>1451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71013">
            <text:p>1710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81665">
            <text:p>1816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33337">
            <text:p>1333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68825">
            <text:p>1688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271583">
            <text:p>2715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45753">
            <text:p>1457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63185">
            <text:p>1631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55464">
            <text:p>1554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46256">
            <text:p>1462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44756">
            <text:p>1447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991934">
            <text:p>9919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60357">
            <text:p>1603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80484">
            <text:p>1804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70506">
            <text:p>1705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33794">
            <text:p>1337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4771">
            <text:p>47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45148">
            <text:p>1451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33750">
            <text:p>1337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33686">
            <text:p>1336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70120">
            <text:p>1701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33570">
            <text:p>1335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201844">
            <text:p>2018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70640">
            <text:p>1706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33597">
            <text:p>1335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33882">
            <text:p>1338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62439">
            <text:p>1624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240484">
            <text:p>2404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47660">
            <text:p>4766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95925">
            <text:p>1959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46255">
            <text:p>1462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45770">
            <text:p>1457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227354">
            <text:p>2273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69770">
            <text:p>1697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34150">
            <text:p>341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213379">
            <text:p>2133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35249">
            <text:p>1352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53156">
            <text:p>1531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33734">
            <text:p>1337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87454">
            <text:p>874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33941">
            <text:p>1339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33355">
            <text:p>1333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70277">
            <text:p>1702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33584">
            <text:p>1335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33362">
            <text:p>1333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33752">
            <text:p>1337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223669">
            <text:p>2236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33912">
            <text:p>1339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33655">
            <text:p>1336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277491">
            <text:p>2774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33719">
            <text:p>1337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33445">
            <text:p>1334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297733">
            <text:p>2977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97284">
            <text:p>1972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65003">
            <text:p>1650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72846">
            <text:p>1728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46021">
            <text:p>1460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63910">
            <text:p>1639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44873">
            <text:p>1448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44772">
            <text:p>1447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33660">
            <text:p>13366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70336">
            <text:p>1703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44756">
            <text:p>1447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49197">
            <text:p>1491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68912">
            <text:p>1689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45292">
            <text:p>1452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45800">
            <text:p>1458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46562">
            <text:p>1465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207000">
            <text:p>2070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243647">
            <text:p>2436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44704">
            <text:p>1447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48218">
            <text:p>1482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79728">
            <text:p>1797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48741">
            <text:p>1487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20977">
            <text:p>3209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76588">
            <text:p>1765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48383">
            <text:p>1483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48096">
            <text:p>1480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51001">
            <text:p>1510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51467">
            <text:p>1514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36555">
            <text:p>1365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72739">
            <text:p>1727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50440">
            <text:p>1504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47963">
            <text:p>14796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64715">
            <text:p>3647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79302">
            <text:p>1793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47719">
            <text:p>1477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36309">
            <text:p>1363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72979">
            <text:p>1729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73097">
            <text:p>1730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36768">
            <text:p>1367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36473">
            <text:p>1364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80935">
            <text:p>1809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38078">
            <text:p>1380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36871">
            <text:p>1368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77924">
            <text:p>1779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70144">
            <text:p>1701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48411">
            <text:p>1484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84945">
            <text:p>1849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49953">
            <text:p>1499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66253">
            <text:p>1662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69144">
            <text:p>1691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37361">
            <text:p>1373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36866">
            <text:p>1368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73086">
            <text:p>1730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36131">
            <text:p>1361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24377">
            <text:p>243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50243">
            <text:p>1502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66628">
            <text:p>1666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47594">
            <text:p>1475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47507">
            <text:p>1475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75174">
            <text:p>1751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54011">
            <text:p>1540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38266">
            <text:p>1382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72278">
            <text:p>1722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36280">
            <text:p>1362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37110">
            <text:p>1371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71658">
            <text:p>1716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49927">
            <text:p>1499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72661">
            <text:p>1726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36352">
            <text:p>1363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36761">
            <text:p>1367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94187">
            <text:p>1941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48056">
            <text:p>1480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51904">
            <text:p>1519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66441">
            <text:p>1664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47695">
            <text:p>1476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50800">
            <text:p>1508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66126">
            <text:p>1661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69691">
            <text:p>1696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50044">
            <text:p>1500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36535">
            <text:p>1365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70866">
            <text:p>1708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48707">
            <text:p>1487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36404">
            <text:p>1364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73900">
            <text:p>1739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36660">
            <text:p>13666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36492">
            <text:p>1364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71937">
            <text:p>1719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36455">
            <text:p>1364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36645">
            <text:p>1366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57708">
            <text:p>1577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36948">
            <text:p>1369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82548">
            <text:p>1825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51400">
            <text:p>1514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50602">
            <text:p>1506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02019">
            <text:p>1020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48889">
            <text:p>1488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47598">
            <text:p>1475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65638">
            <text:p>1656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47609">
            <text:p>1476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52505">
            <text:p>1525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49910">
            <text:p>1499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76173">
            <text:p>1761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48751">
            <text:p>1487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48227">
            <text:p>1482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236838">
            <text:p>2368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36583">
            <text:p>1365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82420">
            <text:p>1824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36569">
            <text:p>1365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36480">
            <text:p>1364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36627">
            <text:p>1366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71048">
            <text:p>1710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49653">
            <text:p>1496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73595">
            <text:p>1735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36458">
            <text:p>1364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36388">
            <text:p>1363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71529">
            <text:p>1715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3318">
            <text:p>133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55039">
            <text:p>1550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68470">
            <text:p>1684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50772">
            <text:p>1507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50973">
            <text:p>1509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69280">
            <text:p>1692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71817">
            <text:p>1718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51350">
            <text:p>1513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50684">
            <text:p>1506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73934">
            <text:p>1739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39311">
            <text:p>1393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60561">
            <text:p>1605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39411">
            <text:p>1394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39351">
            <text:p>1393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73795">
            <text:p>1737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38877">
            <text:p>1388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39606">
            <text:p>1396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92736">
            <text:p>1927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39830">
            <text:p>1398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71436">
            <text:p>1714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38997">
            <text:p>1389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39043">
            <text:p>1390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67367">
            <text:p>1673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89933">
            <text:p>1899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40179">
            <text:p>1401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90461">
            <text:p>1904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38739">
            <text:p>1387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40088">
            <text:p>1400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45551">
            <text:p>1455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53355">
            <text:p>1533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76932">
            <text:p>1769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39821">
            <text:p>1398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39056">
            <text:p>1390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75649">
            <text:p>1756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37566">
            <text:p>1375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40809">
            <text:p>1408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40161">
            <text:p>1401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75380">
            <text:p>1753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87518">
            <text:p>1875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48490">
            <text:p>1484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94314">
            <text:p>1943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69637">
            <text:p>1696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51447">
            <text:p>1514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51476">
            <text:p>1514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232491">
            <text:p>2324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74479">
            <text:p>1744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224770">
            <text:p>2247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52397">
            <text:p>1523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69394">
            <text:p>1693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51517">
            <text:p>1515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52723">
            <text:p>1527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50824">
            <text:p>1508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76910">
            <text:p>1769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54012">
            <text:p>1540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38995">
            <text:p>1389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239231">
            <text:p>2392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39568">
            <text:p>1395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39337">
            <text:p>1393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74388">
            <text:p>1743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39281">
            <text:p>13928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38893">
            <text:p>1388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42932">
            <text:p>1429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54958">
            <text:p>1549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77082">
            <text:p>1770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39753">
            <text:p>1397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39997">
            <text:p>1399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80612">
            <text:p>1806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39843">
            <text:p>1398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68135">
            <text:p>1681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224136">
            <text:p>2241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40896">
            <text:p>1408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244502">
            <text:p>2445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72779">
            <text:p>1727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39605">
            <text:p>1396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39616">
            <text:p>1396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66201">
            <text:p>1662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75252">
            <text:p>1752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40087">
            <text:p>1400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66306">
            <text:p>1663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61074">
            <text:p>1610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39678">
            <text:p>1396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39023">
            <text:p>1390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76292">
            <text:p>1762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208519">
            <text:p>2085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61789">
            <text:p>1617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57595">
            <text:p>1575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39465">
            <text:p>1394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39508">
            <text:p>1395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74590">
            <text:p>1745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39947">
            <text:p>1399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98109">
            <text:p>1981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40318">
            <text:p>1403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204130">
            <text:p>2041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51089">
            <text:p>1510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64095">
            <text:p>1640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54859">
            <text:p>1548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68886">
            <text:p>1688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51108">
            <text:p>1511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30987">
            <text:p>1309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52310">
            <text:p>1523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51055">
            <text:p>1510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67776">
            <text:p>1677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50">
            <text:p>2050</text:p>
          </table:table-cell>
          <table:table-cell office:value-type="float" office:value="150366">
            <text:p>1503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4090">
            <text:p>1540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3649">
            <text:p>1536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5126">
            <text:p>1551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5410">
            <text:p>1554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4292">
            <text:p>1542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71677">
            <text:p>1716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4490">
            <text:p>1544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67428">
            <text:p>1674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4489">
            <text:p>1544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5556">
            <text:p>1555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5124">
            <text:p>1551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4804">
            <text:p>1548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3690">
            <text:p>1536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241719">
            <text:p>2417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9114">
            <text:p>1591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43220">
            <text:p>1432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89078">
            <text:p>1890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42757">
            <text:p>1427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05838">
            <text:p>1058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42817">
            <text:p>1428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42342">
            <text:p>1423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70547">
            <text:p>1705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42637">
            <text:p>1426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42525">
            <text:p>1425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321927">
            <text:p>3219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6877">
            <text:p>1568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79201">
            <text:p>1792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4592">
            <text:p>1545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79032">
            <text:p>1790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42426">
            <text:p>1424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42392">
            <text:p>1423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7277">
            <text:p>1572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2500">
            <text:p>1525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41813">
            <text:p>1418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272240">
            <text:p>2722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83177">
            <text:p>1831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4986">
            <text:p>1549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71492">
            <text:p>1714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4241">
            <text:p>1542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3851">
            <text:p>1538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4401">
            <text:p>1544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42002">
            <text:p>1420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70751">
            <text:p>1707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42861">
            <text:p>1428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42156">
            <text:p>1421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66319">
            <text:p>1663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6337">
            <text:p>1563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4959">
            <text:p>1549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4567">
            <text:p>1545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72819">
            <text:p>1728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4036">
            <text:p>1540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99111">
            <text:p>1991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42751">
            <text:p>1427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43763">
            <text:p>14376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81401">
            <text:p>1814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92335">
            <text:p>1923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206269">
            <text:p>2062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208991">
            <text:p>2089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79738">
            <text:p>1797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43320">
            <text:p>1433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76771">
            <text:p>1767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42876">
            <text:p>1428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41944">
            <text:p>1419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215024">
            <text:p>2150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42071">
            <text:p>1420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42357">
            <text:p>1423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233041">
            <text:p>2330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77198">
            <text:p>1771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8935">
            <text:p>1589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77898">
            <text:p>1778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43651">
            <text:p>1436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42371">
            <text:p>1423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729691">
            <text:p>7296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0924">
            <text:p>1509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61708">
            <text:p>1617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80066">
            <text:p>1800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4735">
            <text:p>1547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99482">
            <text:p>1994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4990">
            <text:p>1549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84068">
            <text:p>1840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4268">
            <text:p>1542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72514">
            <text:p>1725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9741">
            <text:p>1597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75600">
            <text:p>1756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4844">
            <text:p>1548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78282">
            <text:p>1782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42196">
            <text:p>1421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226951">
            <text:p>2269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8533">
            <text:p>1585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44041">
            <text:p>1440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99841">
            <text:p>1998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5987">
            <text:p>1559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72999">
            <text:p>1729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5041">
            <text:p>1550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4373">
            <text:p>1543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71637">
            <text:p>1716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72833">
            <text:p>1728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5378">
            <text:p>1553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241976">
            <text:p>2419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office:value-type="float" office:value="155320">
            <text:p>1553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75128">
            <text:p>1751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58663">
            <text:p>15866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26198">
            <text:p>261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57692">
            <text:p>1576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57901">
            <text:p>1579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63498">
            <text:p>1634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57226">
            <text:p>1572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73909">
            <text:p>1739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57100">
            <text:p>1571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57300">
            <text:p>1573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58461">
            <text:p>1584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74745">
            <text:p>1747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57227">
            <text:p>1572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57264">
            <text:p>1572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74292">
            <text:p>1742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996425">
            <text:p>9964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75389">
            <text:p>1753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58405">
            <text:p>1584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58589">
            <text:p>1585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59595">
            <text:p>1595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59073">
            <text:p>1590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62610">
            <text:p>1626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58238">
            <text:p>1582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57859">
            <text:p>1578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50742">
            <text:p>1507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88366">
            <text:p>883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47328">
            <text:p>1473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86352">
            <text:p>1863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64046">
            <text:p>1640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45700">
            <text:p>1457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91351">
            <text:p>1913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81019">
            <text:p>1810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46022">
            <text:p>14602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85526">
            <text:p>1855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46234">
            <text:p>1462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57413">
            <text:p>1574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259878">
            <text:p>2598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46884">
            <text:p>1468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59629">
            <text:p>1596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46539">
            <text:p>1465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79409">
            <text:p>1794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82263">
            <text:p>18226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60021">
            <text:p>1600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92164">
            <text:p>1921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45753">
            <text:p>1457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84710">
            <text:p>1847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58859">
            <text:p>1588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82942">
            <text:p>1829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46577">
            <text:p>1465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45742">
            <text:p>1457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84675">
            <text:p>1846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45692">
            <text:p>1456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60538">
            <text:p>1605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45937">
            <text:p>1459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76708">
            <text:p>1767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45999">
            <text:p>1459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282438">
            <text:p>2824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46414">
            <text:p>1464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85875">
            <text:p>1858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45638">
            <text:p>1456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215933">
            <text:p>2159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321001">
            <text:p>3210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61103">
            <text:p>1611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62285">
            <text:p>1622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58111">
            <text:p>1581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76048">
            <text:p>1760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39510">
            <text:p>1395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85753">
            <text:p>1857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45664">
            <text:p>1456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307715">
            <text:p>3077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46824">
            <text:p>1468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45756">
            <text:p>1457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46724">
            <text:p>1467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80945">
            <text:p>1809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46168">
            <text:p>1461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94754">
            <text:p>1947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58249">
            <text:p>1582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330759">
            <text:p>3307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91111">
            <text:p>1911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89717">
            <text:p>1897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91155">
            <text:p>1911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489015">
            <text:p>4890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229656">
            <text:p>2296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213301">
            <text:p>2133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202346">
            <text:p>2023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88328">
            <text:p>1883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210358">
            <text:p>2103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226815">
            <text:p>2268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473602">
            <text:p>4736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226994">
            <text:p>2269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226127">
            <text:p>2261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226589">
            <text:p>2265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88667">
            <text:p>1886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88559">
            <text:p>1885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88841">
            <text:p>1888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88063">
            <text:p>18806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59246">
            <text:p>1592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61185">
            <text:p>1611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60455">
            <text:p>1604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50">
            <text:p>2150</text:p>
          </table:table-cell>
          <table:table-cell office:value-type="float" office:value="182582">
            <text:p>1825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64809">
            <text:p>1648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82116">
            <text:p>1821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82570">
            <text:p>1825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251025">
            <text:p>2510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80951">
            <text:p>1809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64035">
            <text:p>1640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66414">
            <text:p>1664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81682">
            <text:p>1816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63130">
            <text:p>1631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63302">
            <text:p>1633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245435">
            <text:p>2454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63946">
            <text:p>1639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82670">
            <text:p>1826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63633">
            <text:p>1636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81208">
            <text:p>1812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63375">
            <text:p>1633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267985">
            <text:p>2679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61947">
            <text:p>1619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60300">
            <text:p>1603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60933">
            <text:p>1609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80940">
            <text:p>1809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240148">
            <text:p>2401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78700">
            <text:p>1787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201243">
            <text:p>2012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62094">
            <text:p>1620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83013">
            <text:p>1830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233162">
            <text:p>2331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61896">
            <text:p>1618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79167">
            <text:p>1791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98736">
            <text:p>1987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79781">
            <text:p>17978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54051">
            <text:p>1540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79451">
            <text:p>1794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60648">
            <text:p>1606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60380">
            <text:p>1603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78858">
            <text:p>1788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60243">
            <text:p>1602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287818">
            <text:p>2878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60815">
            <text:p>1608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60292">
            <text:p>1602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60750">
            <text:p>1607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79758">
            <text:p>1797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231999">
            <text:p>2319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77860">
            <text:p>17786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212106">
            <text:p>2121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60531">
            <text:p>1605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217980">
            <text:p>2179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247047">
            <text:p>2470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206034">
            <text:p>2060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235755">
            <text:p>2357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90864">
            <text:p>1908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67126">
            <text:p>671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231538">
            <text:p>2315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339467">
            <text:p>3394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230155">
            <text:p>2301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98491">
            <text:p>1984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61715">
            <text:p>1617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78230">
            <text:p>1782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60673">
            <text:p>1606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78510">
            <text:p>1785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61500">
            <text:p>1615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81074">
            <text:p>1810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61547">
            <text:p>1615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86551">
            <text:p>1865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325845">
            <text:p>3258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253135">
            <text:p>2531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74017">
            <text:p>1740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239525">
            <text:p>2395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221501">
            <text:p>2215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239239">
            <text:p>2392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233757">
            <text:p>2337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360740">
            <text:p>3607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57105">
            <text:p>1571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57154">
            <text:p>1571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56223">
            <text:p>1562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44097">
            <text:p>1440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78658">
            <text:p>1786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44844">
            <text:p>1448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44505">
            <text:p>1445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54686">
            <text:p>1546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44267">
            <text:p>1442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75026">
            <text:p>1750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80621">
            <text:p>1806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45607">
            <text:p>1456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76246">
            <text:p>1762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74994">
            <text:p>1749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56567">
            <text:p>1565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83870">
            <text:p>1838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64179">
            <text:p>1641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82272">
            <text:p>1822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63992">
            <text:p>1639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255350">
            <text:p>2553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285584">
            <text:p>2855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15413">
            <text:p>1154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58533">
            <text:p>1585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82283">
            <text:p>1822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63979">
            <text:p>1639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83675">
            <text:p>1836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63911">
            <text:p>1639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00">
            <text:p>2200</text:p>
          </table:table-cell>
          <table:table-cell office:value-type="float" office:value="165177">
            <text:p>1651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84382">
            <text:p>1843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7503">
            <text:p>1675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19036">
            <text:p>1190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221324">
            <text:p>2213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7725">
            <text:p>1677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7300">
            <text:p>1673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54352">
            <text:p>1543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55480">
            <text:p>1554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80315">
            <text:p>1803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3157">
            <text:p>1631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246621">
            <text:p>2466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204507">
            <text:p>2045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3768">
            <text:p>1637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6680">
            <text:p>1666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4180">
            <text:p>1641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3251">
            <text:p>1632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3774">
            <text:p>1637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80539">
            <text:p>1805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146565">
            <text:p>11465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79585">
            <text:p>1795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4183">
            <text:p>1641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79534">
            <text:p>1795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3541">
            <text:p>1635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86616">
            <text:p>1866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4946">
            <text:p>1649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6411">
            <text:p>1664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75059">
            <text:p>1750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84960">
            <text:p>18496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83364">
            <text:p>1833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59329">
            <text:p>1593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202674">
            <text:p>2026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4966">
            <text:p>1649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4858">
            <text:p>1648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4204">
            <text:p>1642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85401">
            <text:p>1854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86742">
            <text:p>1867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4124">
            <text:p>1641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3795">
            <text:p>1637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82937">
            <text:p>1829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79445">
            <text:p>1794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83470">
            <text:p>834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79507">
            <text:p>1795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9923">
            <text:p>1699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206081">
            <text:p>20608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5606">
            <text:p>1656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4011">
            <text:p>1640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6061">
            <text:p>1660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220997">
            <text:p>2209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81542">
            <text:p>1815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4014">
            <text:p>1640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79272">
            <text:p>1792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218910">
            <text:p>2189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7821">
            <text:p>1678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204746">
            <text:p>2047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4787">
            <text:p>1647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262966">
            <text:p>2629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248872">
            <text:p>2488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5386">
            <text:p>1653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4109">
            <text:p>1641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3946">
            <text:p>1639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255087">
            <text:p>2550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9783337">
            <text:p>97833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4907">
            <text:p>1649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08533">
            <text:p>1085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4255">
            <text:p>1642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3938">
            <text:p>1639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3613">
            <text:p>1636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203034">
            <text:p>2030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59266">
            <text:p>592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3947">
            <text:p>1639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96066">
            <text:p>1960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4799">
            <text:p>1647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95293">
            <text:p>1952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3790">
            <text:p>1637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70484">
            <text:p>1704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3270">
            <text:p>1632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81331">
            <text:p>1813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3250">
            <text:p>16325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92548">
            <text:p>1925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238070">
            <text:p>2380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80114">
            <text:p>1801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94011">
            <text:p>1940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83763">
            <text:p>18376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80405">
            <text:p>1804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75702">
            <text:p>1757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4988">
            <text:p>1649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85610">
            <text:p>1856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85328">
            <text:p>1853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4687">
            <text:p>1646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80142">
            <text:p>1801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05763">
            <text:p>10576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22291">
            <text:p>1222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4114">
            <text:p>1641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80512">
            <text:p>1805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79281">
            <text:p>17928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81525">
            <text:p>1815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3929">
            <text:p>1639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79869">
            <text:p>1798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63677">
            <text:p>1636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office:value-type="float" office:value="179281">
            <text:p>17928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6484">
            <text:p>1664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6236">
            <text:p>1662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6459">
            <text:p>1664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6703">
            <text:p>1667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6309">
            <text:p>1663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6474">
            <text:p>1664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97779">
            <text:p>1977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8353">
            <text:p>1683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6907">
            <text:p>1669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82146">
            <text:p>1821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6709">
            <text:p>1667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82921">
            <text:p>1829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6994">
            <text:p>1669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82946">
            <text:p>1829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6467">
            <text:p>1664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89585">
            <text:p>1895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6412">
            <text:p>1664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289910">
            <text:p>28991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6345">
            <text:p>1663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82347">
            <text:p>1823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6117">
            <text:p>1661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6390">
            <text:p>1663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6174">
            <text:p>1661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278321">
            <text:p>2783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6494">
            <text:p>1664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6271">
            <text:p>1662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6448">
            <text:p>1664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8651">
            <text:p>1686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022284">
            <text:p>10222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84362">
            <text:p>1843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6334">
            <text:p>1663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275591">
            <text:p>2755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6598">
            <text:p>1665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6528">
            <text:p>1665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6670">
            <text:p>1666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7845">
            <text:p>1678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82880">
            <text:p>1828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7037">
            <text:p>1670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83552">
            <text:p>1835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6105">
            <text:p>1661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81633">
            <text:p>1816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6219">
            <text:p>1662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291758">
            <text:p>2917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6596">
            <text:p>1665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83585">
            <text:p>1835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5923">
            <text:p>1659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85074">
            <text:p>1850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90888">
            <text:p>1908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7396">
            <text:p>1673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239952">
            <text:p>2399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82601">
            <text:p>1826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6275">
            <text:p>1662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5643">
            <text:p>1656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6197">
            <text:p>1661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53368">
            <text:p>1533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203411">
            <text:p>2034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53825">
            <text:p>1538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90245">
            <text:p>1902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53944">
            <text:p>1539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92300">
            <text:p>1923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54642">
            <text:p>1546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54238">
            <text:p>1542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7141">
            <text:p>1671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54266">
            <text:p>1542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93584">
            <text:p>1935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53980">
            <text:p>1539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252952">
            <text:p>2529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202186">
            <text:p>2021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94209">
            <text:p>942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86947">
            <text:p>1869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239401">
            <text:p>2394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83426">
            <text:p>1834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7190">
            <text:p>1671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84305">
            <text:p>1843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54261">
            <text:p>1542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7349">
            <text:p>1673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54773">
            <text:p>1547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53427">
            <text:p>1534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53464">
            <text:p>1534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53598">
            <text:p>1535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89558">
            <text:p>1895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53964">
            <text:p>1539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89006">
            <text:p>1890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53376">
            <text:p>1533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4807">
            <text:p>1648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6895">
            <text:p>1668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53352">
            <text:p>1533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71020">
            <text:p>1710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7393">
            <text:p>1673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6327">
            <text:p>1663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6138">
            <text:p>1661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225122">
            <text:p>22512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87773">
            <text:p>1877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62569">
            <text:p>1625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53531">
            <text:p>1535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89035">
            <text:p>1890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74998">
            <text:p>1749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89945">
            <text:p>1899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25826">
            <text:p>1258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00">
            <text:p>2300</text:p>
          </table:table-cell>
          <table:table-cell office:value-type="float" office:value="199819">
            <text:p>1998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57821">
            <text:p>1578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204803">
            <text:p>2048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57664">
            <text:p>1576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56817">
            <text:p>1568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56306">
            <text:p>1563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56947">
            <text:p>1569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86129">
            <text:p>1861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332990">
            <text:p>3329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86495">
            <text:p>1864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69865">
            <text:p>1698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87133">
            <text:p>1871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69616">
            <text:p>1696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279435">
            <text:p>2794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90486">
            <text:p>1904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56551">
            <text:p>1565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89182">
            <text:p>1891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56031">
            <text:p>1560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56254">
            <text:p>1562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077140">
            <text:p>10771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65121">
            <text:p>1651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95637">
            <text:p>1956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56165">
            <text:p>1561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91114">
            <text:p>1911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57187">
            <text:p>1571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78325">
            <text:p>1783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56194">
            <text:p>1561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56932">
            <text:p>1569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90533">
            <text:p>1905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57567">
            <text:p>1575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894885">
            <text:p>8948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64483">
            <text:p>1644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200824">
            <text:p>2008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56149">
            <text:p>1561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255043">
            <text:p>2550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71821">
            <text:p>1718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56504">
            <text:p>1565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56346">
            <text:p>1563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94354">
            <text:p>1943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69249">
            <text:p>692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92585">
            <text:p>1925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56824">
            <text:p>1568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86559">
            <text:p>1865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56280">
            <text:p>1562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56578">
            <text:p>1565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70137">
            <text:p>1701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253313">
            <text:p>2533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73604">
            <text:p>1736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202607">
            <text:p>2026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70345">
            <text:p>1703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286463">
            <text:p>28646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70411">
            <text:p>1704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91003">
            <text:p>1910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70049">
            <text:p>1700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93611">
            <text:p>1936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50913">
            <text:p>1509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312864">
            <text:p>3128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71831">
            <text:p>1718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73805">
            <text:p>1738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220073">
            <text:p>2200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84629">
            <text:p>1846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70501">
            <text:p>1705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98867">
            <text:p>1988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72509">
            <text:p>1725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271163">
            <text:p>27116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70752">
            <text:p>1707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314484">
            <text:p>3144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219297">
            <text:p>2192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183401">
            <text:p>11834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218569">
            <text:p>2185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217799">
            <text:p>2177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73734">
            <text:p>1737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71590">
            <text:p>1715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87848">
            <text:p>1878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69804">
            <text:p>1698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86546">
            <text:p>1865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245223">
            <text:p>2452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96462">
            <text:p>1964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69112">
            <text:p>1691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86392">
            <text:p>1863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69198">
            <text:p>1691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85651">
            <text:p>1856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70128">
            <text:p>17012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71337">
            <text:p>1713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88107">
            <text:p>1881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70561">
            <text:p>1705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70701">
            <text:p>1707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88253">
            <text:p>1882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69803">
            <text:p>1698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87040">
            <text:p>1870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52706">
            <text:p>1527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88791">
            <text:p>1887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243278">
            <text:p>2432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71405">
            <text:p>1714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87268">
            <text:p>1872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69407">
            <text:p>16940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90143">
            <text:p>1901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77216">
            <text:p>7721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87451">
            <text:p>1874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169005">
            <text:p>1690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350">
            <text:p>2350</text:p>
          </table:table-cell>
          <table:table-cell office:value-type="float" office:value="204680">
            <text:p>2046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73999">
            <text:p>1739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255872">
            <text:p>2558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94315">
            <text:p>1943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42395">
            <text:p>14239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78487">
            <text:p>1784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74066">
            <text:p>1740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90455">
            <text:p>1904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72382">
            <text:p>1723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89802">
            <text:p>1898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72770">
            <text:p>17277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88429">
            <text:p>1884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72919">
            <text:p>1729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75993">
            <text:p>1759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94243">
            <text:p>19424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72471">
            <text:p>17247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90090">
            <text:p>1900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212">
            <text:p>2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96238">
            <text:p>1962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72890">
            <text:p>1728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90753">
            <text:p>1907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73119">
            <text:p>1731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90382">
            <text:p>1903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94023">
            <text:p>1940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74185">
            <text:p>1741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90102">
            <text:p>1901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73206">
            <text:p>1732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93166">
            <text:p>1931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59434">
            <text:p>1594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95099">
            <text:p>1950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90566">
            <text:p>905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92723">
            <text:p>1927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71305">
            <text:p>1713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78731">
            <text:p>1787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96054">
            <text:p>1960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59162">
            <text:p>1591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59247">
            <text:p>1592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60169">
            <text:p>1601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234608">
            <text:p>2346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60159">
            <text:p>1601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99311">
            <text:p>1993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72437">
            <text:p>1724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251889">
            <text:p>2518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76765">
            <text:p>1767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80554">
            <text:p>1805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59663">
            <text:p>15966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90544">
            <text:p>1905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59681">
            <text:p>15968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94900">
            <text:p>1949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70358">
            <text:p>1703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94315">
            <text:p>1943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59173">
            <text:p>1591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271348">
            <text:p>27134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92473">
            <text:p>1924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60532">
            <text:p>1605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67640">
            <text:p>1676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59127">
            <text:p>15912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59334">
            <text:p>1593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91306">
            <text:p>9130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59576">
            <text:p>1595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94760">
            <text:p>19476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59459">
            <text:p>1594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84925">
            <text:p>1849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75293">
            <text:p>17529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72867">
            <text:p>1728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73332">
            <text:p>17333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72537">
            <text:p>1725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90899">
            <text:p>1908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72966">
            <text:p>1729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59378">
            <text:p>1593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58813">
            <text:p>1588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72988">
            <text:p>1729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25105">
            <text:p>1251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75783">
            <text:p>1757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75472">
            <text:p>1754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207877">
            <text:p>2078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75757">
            <text:p>1757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96559">
            <text:p>1965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59397">
            <text:p>15939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92811">
            <text:p>1928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59098">
            <text:p>1590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76899">
            <text:p>1768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89038">
            <text:p>1890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73539">
            <text:p>1735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74212">
            <text:p>17421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88523">
            <text:p>1885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59352">
            <text:p>15935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59374">
            <text:p>1593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59723">
            <text:p>1597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59194">
            <text:p>1591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85826">
            <text:p>1858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59156">
            <text:p>1591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93004">
            <text:p>1930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59069">
            <text:p>1590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307786">
            <text:p>3077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59798">
            <text:p>1597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75003">
            <text:p>1750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59141">
            <text:p>1591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95269">
            <text:p>1952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73447">
            <text:p>1734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office:value-type="float" office:value="194960">
            <text:p>19496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6T15:21:33</dc:date>
    <meta:document-statistic meta:table-count="1" meta:cell-count="14906" meta:object-count="0"/>
    <meta:generator>LibreOffice/3.6$Linux_x86 LibreOffice_project/360m1$Build-2</meta:generator>
  </office:meta>
</office:document-meta>
</file>